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oup 175 NDP (929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1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702">
            <text:p>0.9702</text:p>
          </table:table-cell>
        </table:table-row>
        <table:table-row table:style-name="ro1">
          <table:table-cell office:value-type="string">
            <text:p>final_term_score/kred_influence</text:p>
          </table:table-cell>
          <table:table-cell office:value-type="float" office:value="0.9604">
            <text:p>0.9604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string">
            <text:p>authority/betweenesscentrality</text:p>
          </table:table-cell>
          <table:table-cell office:value-type="float" office:value="0.9604">
            <text:p>0.9604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string">
            <text:p>eigencentrality/klout_score</text:p>
          </table:table-cell>
          <table:table-cell office:value-type="float" office:value="0.8684">
            <text:p>0.8684</text:p>
          </table:table-cell>
          <table:table-cell office:value-type="float" office:value="0.6956">
            <text:p>0.6956</text:p>
          </table:table-cell>
        </table:table-row>
        <table:table-row table:style-name="ro1">
          <table:table-cell office:value-type="string">
            <text:p>indegree/interaction_count</text:p>
          </table:table-cell>
          <table:table-cell office:value-type="float" office:value="0.852">
            <text:p>0.852</text:p>
          </table:table-cell>
          <table:table-cell office:value-type="float" office:value="0.6825">
            <text:p>0.6825</text:p>
          </table:table-cell>
        </table:table-row>
        <table:table-row table:style-name="ro1">
          <table:table-cell office:value-type="string">
            <text:p>closnesscentrality/klout_score</text:p>
          </table:table-cell>
          <table:table-cell office:value-type="float" office:value="0.852">
            <text:p>0.852</text:p>
          </table:table-cell>
          <table:table-cell office:value-type="float" office:value="0.6825">
            <text:p>0.6825</text:p>
          </table:table-cell>
        </table:table-row>
        <table:table-row table:style-name="ro1">
          <table:table-cell office:value-type="string">
            <text:p>betweenesscentrality/kred_influence</text:p>
          </table:table-cell>
          <table:table-cell office:value-type="float" office:value="0.8471">
            <text:p>0.8471</text:p>
          </table:table-cell>
          <table:table-cell office:value-type="float" office:value="0.6589">
            <text:p>0.6589</text:p>
          </table:table-cell>
        </table:table-row>
        <table:table-row table:style-name="ro2">
          <table:table-cell office:value-type="string">
            <text:p>authority/followers_count</text:p>
          </table:table-cell>
          <table:table-cell office:value-type="float" office:value="0.8165">
            <text:p>0.8165</text:p>
          </table:table-cell>
          <table:table-cell office:value-type="float" office:value="0.6374">
            <text:p>0.6374</text:p>
          </table:table-cell>
        </table:table-row>
        <table:table-row table:style-name="ro1">
          <table:table-cell office:value-type="string">
            <text:p>authority/indegree</text:p>
          </table:table-cell>
          <table:table-cell office:value-type="float" office:value="0.8138">
            <text:p>0.8138</text:p>
          </table:table-cell>
          <table:table-cell office:value-type="float" office:value="0.6323">
            <text:p>0.6323</text:p>
          </table:table-cell>
        </table:table-row>
        <table:table-row table:style-name="ro1">
          <table:table-cell office:value-type="string">
            <text:p>closnesscentrality/kred_influence</text:p>
          </table:table-cell>
          <table:table-cell office:value-type="float" office:value="0.8127">
            <text:p>0.8127</text:p>
          </table:table-cell>
          <table:table-cell office:value-type="float" office:value="0.6201">
            <text:p>0.6201</text:p>
          </table:table-cell>
        </table:table-row>
        <table:table-row table:style-name="ro2">
          <table:table-cell office:value-type="string">
            <text:p>interaction_count/statuses_count</text:p>
          </table:table-cell>
          <table:table-cell office:value-type="float" office:value="0.741">
            <text:p>0.741</text:p>
          </table:table-cell>
          <table:table-cell office:value-type="float" office:value="0.5464">
            <text:p>0.5464</text:p>
          </table:table-cell>
        </table:table-row>
        <table:table-row table:style-name="ro2">
          <table:table-cell office:value-type="string">
            <text:p>final_term_score/followers_count</text:p>
          </table:table-cell>
          <table:table-cell office:value-type="float" office:value="0.741">
            <text:p>0.741</text:p>
          </table:table-cell>
          <table:table-cell office:value-type="float" office:value="0.5464">
            <text:p>0.5464</text:p>
          </table:table-cell>
        </table:table-row>
        <table:table-row table:style-name="ro1">
          <table:table-cell office:value-type="string">
            <text:p>authority/kred_influence</text:p>
          </table:table-cell>
          <table:table-cell office:value-type="float" office:value="0.7281">
            <text:p>0.7281</text:p>
          </table:table-cell>
          <table:table-cell office:value-type="float" office:value="0.5491">
            <text:p>0.5491</text:p>
          </table:table-cell>
        </table:table-row>
        <table:table-row table:style-name="ro1">
          <table:table-cell office:value-type="string">
            <text:p>kred_influence/statuses_count</text:p>
          </table:table-cell>
          <table:table-cell office:value-type="float" office:value="0.7281">
            <text:p>0.7281</text:p>
          </table:table-cell>
          <table:table-cell office:value-type="float" office:value="0.5491">
            <text:p>0.5491</text:p>
          </table:table-cell>
        </table:table-row>
        <table:table-row table:style-name="ro1">
          <table:table-cell office:value-type="string">
            <text:p>clustering/kred_influence</text:p>
          </table:table-cell>
          <table:table-cell office:value-type="float" office:value="0.7019">
            <text:p>0.7019</text:p>
          </table:table-cell>
          <table:table-cell office:value-type="float" office:value="0.5136">
            <text:p>0.5136</text:p>
          </table:table-cell>
        </table:table-row>
        <table:table-row table:style-name="ro2">
          <table:table-cell office:value-type="string">
            <text:p>authority/clustering</text:p>
          </table:table-cell>
          <table:table-cell office:value-type="float" office:value="0.6912">
            <text:p>0.6912</text:p>
          </table:table-cell>
          <table:table-cell office:value-type="float" office:value="0.513">
            <text:p>0.513</text:p>
          </table:table-cell>
        </table:table-row>
        <table:table-row table:style-name="ro1">
          <table:table-cell office:value-type="string">
            <text:p>clustering/eigencentrality</text:p>
          </table:table-cell>
          <table:table-cell office:value-type="float" office:value="0.6897">
            <text:p>0.6897</text:p>
          </table:table-cell>
          <table:table-cell office:value-type="float" office:value="0.4988">
            <text:p>0.4988</text:p>
          </table:table-cell>
        </table:table-row>
        <table:table-row table:style-name="ro1">
          <table:table-cell office:value-type="string">
            <text:p>eigencentrality/kred_influence</text:p>
          </table:table-cell>
          <table:table-cell office:value-type="float" office:value="0.6873">
            <text:p>0.6873</text:p>
          </table:table-cell>
          <table:table-cell office:value-type="float" office:value="0.5086">
            <text:p>0.5086</text:p>
          </table:table-cell>
        </table:table-row>
        <table:table-row table:style-name="ro1">
          <table:table-cell office:value-type="string">
            <text:p>indegree/kred_influence</text:p>
          </table:table-cell>
          <table:table-cell office:value-type="float" office:value="0.682">
            <text:p>0.682</text:p>
          </table:table-cell>
          <table:table-cell office:value-type="float" office:value="0.5027">
            <text:p>0.5027</text:p>
          </table:table-cell>
        </table:table-row>
        <table:table-row table:style-name="ro1">
          <table:table-cell office:value-type="string">
            <text:p>indegree/statuses_count</text:p>
          </table:table-cell>
          <table:table-cell office:value-type="float" office:value="0.682">
            <text:p>0.682</text:p>
          </table:table-cell>
          <table:table-cell office:value-type="float" office:value="0.5027">
            <text:p>0.5027</text:p>
          </table:table-cell>
        </table:table-row>
        <table:table-row table:style-name="ro1">
          <table:table-cell office:value-type="string">
            <text:p>eigencentrality/followers_count</text:p>
          </table:table-cell>
          <table:table-cell office:value-type="float" office:value="0.6808">
            <text:p>0.6808</text:p>
          </table:table-cell>
          <table:table-cell office:value-type="float" office:value="0.498">
            <text:p>0.498</text:p>
          </table:table-cell>
        </table:table-row>
        <table:table-row table:style-name="ro2">
          <table:table-cell office:value-type="string">
            <text:p>clustering/followers_count</text:p>
          </table:table-cell>
          <table:table-cell office:value-type="float" office:value="0.6807">
            <text:p>0.6807</text:p>
          </table:table-cell>
          <table:table-cell office:value-type="float" office:value="0.4966">
            <text:p>0.4966</text:p>
          </table:table-cell>
        </table:table-row>
        <table:table-row table:style-name="ro1">
          <table:table-cell office:value-type="string">
            <text:p>indegree/klout_score</text:p>
          </table:table-cell>
          <table:table-cell office:value-type="float" office:value="0.6801">
            <text:p>0.6801</text:p>
          </table:table-cell>
          <table:table-cell office:value-type="float" office:value="0.5012">
            <text:p>0.5012</text:p>
          </table:table-cell>
        </table:table-row>
        <table:table-row table:style-name="ro1">
          <table:table-cell office:value-type="string">
            <text:p>betweenesscentrality/indegree</text:p>
          </table:table-cell>
          <table:table-cell office:value-type="float" office:value="0.6801">
            <text:p>0.6801</text:p>
          </table:table-cell>
          <table:table-cell office:value-type="float" office:value="0.5012">
            <text:p>0.5012</text:p>
          </table:table-cell>
        </table:table-row>
        <table:table-row table:style-name="ro2">
          <table:table-cell office:value-type="string">
            <text:p>clustering/final_term_score</text:p>
          </table:table-cell>
          <table:table-cell office:value-type="float" office:value="0.6709">
            <text:p>0.6709</text:p>
          </table:table-cell>
          <table:table-cell office:value-type="float" office:value="0.4812">
            <text:p>0.4812</text:p>
          </table:table-cell>
        </table:table-row>
        <table:table-row table:style-name="ro1">
          <table:table-cell office:value-type="string">
            <text:p>followers_count/klout_score</text:p>
          </table:table-cell>
          <table:table-cell office:value-type="float" office:value="0.6599">
            <text:p>0.6599</text:p>
          </table:table-cell>
          <table:table-cell office:value-type="float" office:value="0.4744">
            <text:p>0.4744</text:p>
          </table:table-cell>
        </table:table-row>
        <table:table-row table:style-name="ro1">
          <table:table-cell office:value-type="string">
            <text:p>interaction_count/kred_influence</text:p>
          </table:table-cell>
          <table:table-cell office:value-type="float" office:value="0.6433">
            <text:p>0.6433</text:p>
          </table:table-cell>
          <table:table-cell office:value-type="float" office:value="0.4673">
            <text:p>0.4673</text:p>
          </table:table-cell>
        </table:table-row>
        <table:table-row table:style-name="ro1">
          <table:table-cell office:value-type="string">
            <text:p>authority/closnesscentrality</text:p>
          </table:table-cell>
          <table:table-cell office:value-type="float" office:value="0.6299">
            <text:p>0.6299</text:p>
          </table:table-cell>
          <table:table-cell office:value-type="float" office:value="0.4535">
            <text:p>0.4535</text:p>
          </table:table-cell>
        </table:table-row>
        <table:table-row table:style-name="ro1">
          <table:table-cell office:value-type="string">
            <text:p>authority/klout_score</text:p>
          </table:table-cell>
          <table:table-cell office:value-type="float" office:value="0.6216">
            <text:p>0.6216</text:p>
          </table:table-cell>
          <table:table-cell office:value-type="float" office:value="0.4485">
            <text:p>0.4485</text:p>
          </table:table-cell>
        </table:table-row>
        <table:table-row table:style-name="ro1">
          <table:table-cell office:value-type="string">
            <text:p>klout_score/kred_influence</text:p>
          </table:table-cell>
          <table:table-cell office:value-type="float" office:value="0.6139">
            <text:p>0.6139</text:p>
          </table:table-cell>
          <table:table-cell office:value-type="float" office:value="0.4408">
            <text:p>0.4408</text:p>
          </table:table-cell>
        </table:table-row>
        <table:table-row table:style-name="ro1">
          <table:table-cell office:value-type="string">
            <text:p>eigencentrality/interaction_count</text:p>
          </table:table-cell>
          <table:table-cell office:value-type="float" office:value="0.5947">
            <text:p>0.5947</text:p>
          </table:table-cell>
          <table:table-cell office:value-type="float" office:value="0.4233">
            <text:p>0.4233</text:p>
          </table:table-cell>
        </table:table-row>
        <table:table-row table:style-name="ro1">
          <table:table-cell office:value-type="string">
            <text:p>klout_score/statuses_count</text:p>
          </table:table-cell>
          <table:table-cell office:value-type="float" office:value="0.4952">
            <text:p>0.4952</text:p>
          </table:table-cell>
          <table:table-cell office:value-type="float" office:value="0.3495">
            <text:p>0.3495</text:p>
          </table:table-cell>
        </table:table-row>
        <table:table-row table:style-name="ro1">
          <table:table-cell office:value-type="string">
            <text:p>clustering/klout_score</text:p>
          </table:table-cell>
          <table:table-cell office:value-type="float" office:value="0.4952">
            <text:p>0.4952</text:p>
          </table:table-cell>
          <table:table-cell office:value-type="float" office:value="0.3495">
            <text:p>0.3495</text:p>
          </table:table-cell>
        </table:table-row>
        <table:table-row table:style-name="ro1">
          <table:table-cell office:value-type="string">
            <text:p>interaction_count/klout_score</text:p>
          </table:table-cell>
          <table:table-cell office:value-type="float" office:value="0.4683">
            <text:p>0.4683</text:p>
          </table:table-cell>
          <table:table-cell office:value-type="float" office:value="0.3291">
            <text:p>0.3291</text:p>
          </table:table-cell>
        </table:table-row>
        <table:table-row table:style-name="ro1">
          <table:table-cell office:value-type="string">
            <text:p>authority/eigencentrality</text:p>
          </table:table-cell>
          <table:table-cell office:value-type="float" office:value="0.4659">
            <text:p>0.4659</text:p>
          </table:table-cell>
          <table:table-cell office:value-type="float" office:value="0.3253">
            <text:p>0.3253</text:p>
          </table:table-cell>
        </table:table-row>
        <table:table-row table:style-name="ro1">
          <table:table-cell office:value-type="string">
            <text:p>eigencentrality/final_term_score</text:p>
          </table:table-cell>
          <table:table-cell office:value-type="float" office:value="0.4535">
            <text:p>0.4535</text:p>
          </table:table-cell>
          <table:table-cell office:value-type="float" office:value="0.3152">
            <text:p>0.3152</text:p>
          </table:table-cell>
        </table:table-row>
        <table:table-row table:style-name="ro2">
          <table:table-cell office:value-type="string">
            <text:p>clustering/statuses_count</text:p>
          </table:table-cell>
          <table:table-cell office:value-type="float" office:value="0.3018">
            <text:p>0.3018</text:p>
          </table:table-cell>
          <table:table-cell office:value-type="float" office:value="0.1707">
            <text:p>0.1707</text:p>
          </table:table-cell>
        </table:table-row>
        <table:table-row table:style-name="ro1">
          <table:table-cell office:value-type="string">
            <text:p>betweenesscentrality/statuses_count</text:p>
          </table:table-cell>
          <table:table-cell office:value-type="float" office:value="0.2821">
            <text:p>0.2821</text:p>
          </table:table-cell>
          <table:table-cell office:value-type="float" office:value="0.1593">
            <text:p>0.1593</text:p>
          </table:table-cell>
        </table:table-row>
        <table:table-row table:style-name="ro1">
          <table:table-cell office:value-type="string">
            <text:p>betweenesscentrality/clustering</text:p>
          </table:table-cell>
          <table:table-cell office:value-type="float" office:value="0.2821">
            <text:p>0.2821</text:p>
          </table:table-cell>
          <table:table-cell office:value-type="float" office:value="0.1593">
            <text:p>0.1593</text:p>
          </table:table-cell>
        </table:table-row>
        <table:table-row table:style-name="ro1">
          <table:table-cell office:value-type="string">
            <text:p>betweenesscentrality/interaction_count</text:p>
          </table:table-cell>
          <table:table-cell office:value-type="float" office:value="0.2376">
            <text:p>0.2376</text:p>
          </table:table-cell>
          <table:table-cell office:value-type="float" office:value="0.1333">
            <text:p>0.1333</text:p>
          </table:table-cell>
        </table:table-row>
        <table:table-row table:style-name="ro2">
          <table:table-cell office:value-type="string">
            <text:p>final_term_score/interaction_count</text:p>
          </table:table-cell>
          <table:table-cell office:value-type="float" office:value="0.1754">
            <text:p>0.1754</text:p>
          </table:table-cell>
          <table:table-cell office:value-type="float" office:value="0.0984">
            <text:p>0.0984</text:p>
          </table:table-cell>
        </table:table-row>
        <table:table-row table:style-name="ro1">
          <table:table-cell office:value-type="string">
            <text:p>closnesscentrality/followers_count</text:p>
          </table:table-cell>
          <table:table-cell office:value-type="float" office:value="0.0963">
            <text:p>0.0963</text:p>
          </table:table-cell>
          <table:table-cell office:value-type="float" office:value="0.0872">
            <text:p>0.0872</text:p>
          </table:table-cell>
        </table:table-row>
        <table:table-row table:style-name="ro1">
          <table:table-cell office:value-type="string">
            <text:p>betweenesscentrality/followers_count</text:p>
          </table:table-cell>
          <table:table-cell office:value-type="float" office:value="0.0882">
            <text:p>0.0882</text:p>
          </table:table-cell>
          <table:table-cell office:value-type="float" office:value="0.0491">
            <text:p>0.0491</text:p>
          </table:table-cell>
        </table:table-row>
        <table:table-row table:style-name="ro2">
          <table:table-cell office:value-type="string">
            <text:p>final_term_score/statuses_count</text:p>
          </table:table-cell>
          <table:table-cell office:value-type="float" office:value="0.0689">
            <text:p>0.0689</text:p>
          </table:table-cell>
          <table:table-cell office:value-type="float" office:value="0.0382">
            <text:p>0.0382</text:p>
          </table:table-cell>
        </table:table-row>
        <table:table-row table:style-name="ro1">
          <table:table-cell office:value-type="string">
            <text:p>eigencentrality/statuses_count</text:p>
          </table:table-cell>
          <table:table-cell office:value-type="float" office:value="0.0672">
            <text:p>0.0672</text:p>
          </table:table-cell>
          <table:table-cell office:value-type="float" office:value="0.0375">
            <text:p>0.0375</text:p>
          </table:table-cell>
        </table:table-row>
        <table:table-row table:style-name="ro1">
          <table:table-cell office:value-type="string">
            <text:p>betweenesscentrality/eigencentrality</text:p>
          </table:table-cell>
          <table:table-cell office:value-type="float" office:value="0.0351">
            <text:p>0.0351</text:p>
          </table:table-cell>
          <table:table-cell office:value-type="float" office:value="0.0189">
            <text:p>0.0189</text:p>
          </table:table-cell>
        </table:table-row>
        <table:table-row table:style-name="ro2">
          <table:table-cell office:value-type="string">
            <text:p>followers_count/statuses_count</text:p>
          </table:table-cell>
          <table:table-cell office:value-type="float" office:value="-0.0348">
            <text:p>-0.0348</text:p>
          </table:table-cell>
          <table:table-cell office:value-type="float" office:value="-0.0205">
            <text:p>-0.0205</text:p>
          </table:table-cell>
        </table:table-row>
        <table:table-row table:style-name="ro1">
          <table:table-cell office:value-type="string">
            <text:p>closnesscentrality/interaction_count</text:p>
          </table:table-cell>
          <table:table-cell office:value-type="float" office:value="-0.1828">
            <text:p>-0.1828</text:p>
          </table:table-cell>
          <table:table-cell office:value-type="float" office:value="-0.1604">
            <text:p>-0.1604</text:p>
          </table:table-cell>
        </table:table-row>
        <table:table-row table:style-name="ro2">
          <table:table-cell office:value-type="string">
            <text:p>authority/final_term_score</text:p>
          </table:table-cell>
          <table:table-cell office:value-type="float" office:value="-0.2509">
            <text:p>-0.2509</text:p>
          </table:table-cell>
          <table:table-cell office:value-type="float" office:value="-0.2166">
            <text:p>-0.2166</text:p>
          </table:table-cell>
        </table:table-row>
        <table:table-row table:style-name="ro1">
          <table:table-cell office:value-type="string">
            <text:p>closnesscentrality/statuses_count</text:p>
          </table:table-cell>
          <table:table-cell office:value-type="float" office:value="-0.2509">
            <text:p>-0.2509</text:p>
          </table:table-cell>
          <table:table-cell office:value-type="float" office:value="-0.2166">
            <text:p>-0.2166</text:p>
          </table:table-cell>
        </table:table-row>
        <table:table-row table:style-name="ro1">
          <table:table-cell office:value-type="string">
            <text:p>closnesscentrality/clustering</text:p>
          </table:table-cell>
          <table:table-cell office:value-type="float" office:value="-0.2795">
            <text:p>-0.2795</text:p>
          </table:table-cell>
          <table:table-cell office:value-type="float" office:value="-0.1996">
            <text:p>-0.1996</text:p>
          </table:table-cell>
        </table:table-row>
        <table:table-row table:style-name="ro1">
          <table:table-cell office:value-type="string">
            <text:p>final_term_score/klout_score</text:p>
          </table:table-cell>
          <table:table-cell office:value-type="float" office:value="-0.2819">
            <text:p>-0.2819</text:p>
          </table:table-cell>
          <table:table-cell office:value-type="float" office:value="-0.1935">
            <text:p>-0.1935</text:p>
          </table:table-cell>
        </table:table-row>
        <table:table-row table:style-name="ro2">
          <table:table-cell office:value-type="string">
            <text:p>clustering/interaction_count</text:p>
          </table:table-cell>
          <table:table-cell office:value-type="float" office:value="-0.3173">
            <text:p>-0.3173</text:p>
          </table:table-cell>
          <table:table-cell office:value-type="float" office:value="-0.2348">
            <text:p>-0.2348</text:p>
          </table:table-cell>
        </table:table-row>
        <table:table-row table:style-name="ro1">
          <table:table-cell office:value-type="string">
            <text:p>clustering/indegree</text:p>
          </table:table-cell>
          <table:table-cell office:value-type="float" office:value="-0.3364">
            <text:p>-0.3364</text:p>
          </table:table-cell>
          <table:table-cell office:value-type="float" office:value="-0.2295">
            <text:p>-0.2295</text:p>
          </table:table-cell>
        </table:table-row>
        <table:table-row table:style-name="ro2">
          <table:table-cell office:value-type="string">
            <text:p>authority/interaction_count</text:p>
          </table:table-cell>
          <table:table-cell office:value-type="float" office:value="-0.3366">
            <text:p>-0.3366</text:p>
          </table:table-cell>
          <table:table-cell office:value-type="float" office:value="-0.2505">
            <text:p>-0.2505</text:p>
          </table:table-cell>
        </table:table-row>
        <table:table-row table:style-name="ro1">
          <table:table-cell office:value-type="string">
            <text:p>betweenesscentrality/final_term_score</text:p>
          </table:table-cell>
          <table:table-cell office:value-type="float" office:value="-0.3474">
            <text:p>-0.3474</text:p>
          </table:table-cell>
          <table:table-cell office:value-type="float" office:value="-0.1957">
            <text:p>-0.1957</text:p>
          </table:table-cell>
        </table:table-row>
        <table:table-row table:style-name="ro1">
          <table:table-cell office:value-type="string">
            <text:p>closnesscentrality/eigencentrality</text:p>
          </table:table-cell>
          <table:table-cell office:value-type="float" office:value="-0.3563">
            <text:p>-0.3563</text:p>
          </table:table-cell>
          <table:table-cell office:value-type="float" office:value="-0.2983">
            <text:p>-0.2983</text:p>
          </table:table-cell>
        </table:table-row>
        <table:table-row table:style-name="ro1">
          <table:table-cell office:value-type="string">
            <text:p>eigencentrality/indegree</text:p>
          </table:table-cell>
          <table:table-cell office:value-type="float" office:value="-0.3652">
            <text:p>-0.3652</text:p>
          </table:table-cell>
          <table:table-cell office:value-type="float" office:value="-0.251">
            <text:p>-0.251</text:p>
          </table:table-cell>
        </table:table-row>
        <table:table-row table:style-name="ro1">
          <table:table-cell office:value-type="string">
            <text:p>betweenesscentrality/closnesscentrality</text:p>
          </table:table-cell>
          <table:table-cell office:value-type="float" office:value="-0.3735">
            <text:p>-0.3735</text:p>
          </table:table-cell>
          <table:table-cell office:value-type="float" office:value="-0.2806">
            <text:p>-0.2806</text:p>
          </table:table-cell>
        </table:table-row>
        <table:table-row table:style-name="ro2">
          <table:table-cell office:value-type="string">
            <text:p>followers_count/interaction_count</text:p>
          </table:table-cell>
          <table:table-cell office:value-type="float" office:value="-0.3937">
            <text:p>-0.3937</text:p>
          </table:table-cell>
          <table:table-cell office:value-type="float" office:value="-0.2708">
            <text:p>-0.2708</text:p>
          </table:table-cell>
        </table:table-row>
        <table:table-row table:style-name="ro1">
          <table:table-cell office:value-type="string">
            <text:p>followers_count/kred_influence</text:p>
          </table:table-cell>
          <table:table-cell office:value-type="float" office:value="-0.4098">
            <text:p>-0.4098</text:p>
          </table:table-cell>
          <table:table-cell office:value-type="float" office:value="-0.2848">
            <text:p>-0.2848</text:p>
          </table:table-cell>
        </table:table-row>
        <table:table-row table:style-name="ro1">
          <table:table-cell office:value-type="string">
            <text:p>closnesscentrality/final_term_score</text:p>
          </table:table-cell>
          <table:table-cell office:value-type="float" office:value="-0.4103">
            <text:p>-0.4103</text:p>
          </table:table-cell>
          <table:table-cell office:value-type="float" office:value="-0.321">
            <text:p>-0.321</text:p>
          </table:table-cell>
        </table:table-row>
        <table:table-row table:style-name="ro1">
          <table:table-cell office:value-type="string">
            <text:p>betweenesscentrality/klout_score</text:p>
          </table:table-cell>
          <table:table-cell office:value-type="float" office:value="-0.6032">
            <text:p>-0.6032</text:p>
          </table:table-cell>
          <table:table-cell office:value-type="float" office:value="-0.4646">
            <text:p>-0.4646</text:p>
          </table:table-cell>
        </table:table-row>
        <table:table-row table:style-name="ro1">
          <table:table-cell office:value-type="string">
            <text:p>followers_count/indegree</text:p>
          </table:table-cell>
          <table:table-cell office:value-type="float" office:value="-0.6573">
            <text:p>-0.6573</text:p>
          </table:table-cell>
          <table:table-cell office:value-type="float" office:value="-0.4881">
            <text:p>-0.4881</text:p>
          </table:table-cell>
        </table:table-row>
        <table:table-row table:style-name="ro1">
          <table:table-cell office:value-type="string">
            <text:p>final_term_score/indegree</text:p>
          </table:table-cell>
          <table:table-cell office:value-type="float" office:value="-0.6573">
            <text:p>-0.6573</text:p>
          </table:table-cell>
          <table:table-cell office:value-type="float" office:value="-0.4881">
            <text:p>-0.4881</text:p>
          </table:table-cell>
        </table:table-row>
        <table:table-row table:style-name="ro2">
          <table:table-cell office:value-type="string">
            <text:p>authority/statuses_count</text:p>
          </table:table-cell>
          <table:table-cell office:value-type="float" office:value="-0.6866">
            <text:p>-0.6866</text:p>
          </table:table-cell>
          <table:table-cell office:value-type="float" office:value="-0.5221">
            <text:p>-0.5221</text:p>
          </table:table-cell>
        </table:table-row>
      </table:table>
      <table:table table:name="Group 77 NDP (646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1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784">
            <text:p>0.9784</text:p>
          </table:table-cell>
        </table:table-row>
        <table:table-row table:style-name="ro1">
          <table:table-cell office:value-type="string">
            <text:p>final_term_score/kred_influence</text:p>
          </table:table-cell>
          <table:table-cell office:value-type="float" office:value="0.9747">
            <text:p>0.9747</text:p>
          </table:table-cell>
          <table:table-cell office:value-type="float" office:value="0.8642">
            <text:p>0.8642</text:p>
          </table:table-cell>
        </table:table-row>
        <table:table-row table:style-name="ro1">
          <table:table-cell office:value-type="string">
            <text:p>authority/betweenesscentrality</text:p>
          </table:table-cell>
          <table:table-cell office:value-type="float" office:value="0.9747">
            <text:p>0.9747</text:p>
          </table:table-cell>
          <table:table-cell office:value-type="float" office:value="0.8642">
            <text:p>0.8642</text:p>
          </table:table-cell>
        </table:table-row>
        <table:table-row table:style-name="ro1">
          <table:table-cell office:value-type="string">
            <text:p>eigencentrality/klout_score</text:p>
          </table:table-cell>
          <table:table-cell office:value-type="float" office:value="0.8777">
            <text:p>0.8777</text:p>
          </table:table-cell>
          <table:table-cell office:value-type="float" office:value="0.7051">
            <text:p>0.7051</text:p>
          </table:table-cell>
        </table:table-row>
        <table:table-row table:style-name="ro1">
          <table:table-cell office:value-type="string">
            <text:p>indegree/interaction_count</text:p>
          </table:table-cell>
          <table:table-cell office:value-type="float" office:value="0.8552">
            <text:p>0.8552</text:p>
          </table:table-cell>
          <table:table-cell office:value-type="float" office:value="0.6886">
            <text:p>0.6886</text:p>
          </table:table-cell>
        </table:table-row>
        <table:table-row table:style-name="ro1">
          <table:table-cell office:value-type="string">
            <text:p>closnesscentrality/klout_score</text:p>
          </table:table-cell>
          <table:table-cell office:value-type="float" office:value="0.8552">
            <text:p>0.8552</text:p>
          </table:table-cell>
          <table:table-cell office:value-type="float" office:value="0.6886">
            <text:p>0.6886</text:p>
          </table:table-cell>
        </table:table-row>
        <table:table-row table:style-name="ro1">
          <table:table-cell office:value-type="string">
            <text:p>betweenesscentrality/kred_influence</text:p>
          </table:table-cell>
          <table:table-cell office:value-type="float" office:value="0.851">
            <text:p>0.851</text:p>
          </table:table-cell>
          <table:table-cell office:value-type="float" office:value="0.6674">
            <text:p>0.6674</text:p>
          </table:table-cell>
        </table:table-row>
        <table:table-row table:style-name="ro2">
          <table:table-cell office:value-type="string">
            <text:p>authority/followers_count</text:p>
          </table:table-cell>
          <table:table-cell office:value-type="float" office:value="0.8262">
            <text:p>0.8262</text:p>
          </table:table-cell>
          <table:table-cell office:value-type="float" office:value="0.649">
            <text:p>0.649</text:p>
          </table:table-cell>
        </table:table-row>
        <table:table-row table:style-name="ro1">
          <table:table-cell office:value-type="string">
            <text:p>clustering/kred_influence</text:p>
          </table:table-cell>
          <table:table-cell office:value-type="float" office:value="0.7613">
            <text:p>0.7613</text:p>
          </table:table-cell>
          <table:table-cell office:value-type="float" office:value="0.5763">
            <text:p>0.5763</text:p>
          </table:table-cell>
        </table:table-row>
        <table:table-row table:style-name="ro1">
          <table:table-cell office:value-type="string">
            <text:p>authority/indegree</text:p>
          </table:table-cell>
          <table:table-cell office:value-type="float" office:value="0.7576">
            <text:p>0.7576</text:p>
          </table:table-cell>
          <table:table-cell office:value-type="float" office:value="0.5731">
            <text:p>0.5731</text:p>
          </table:table-cell>
        </table:table-row>
        <table:table-row table:style-name="ro2">
          <table:table-cell office:value-type="string">
            <text:p>interaction_count/statuses_count</text:p>
          </table:table-cell>
          <table:table-cell office:value-type="float" office:value="0.7538">
            <text:p>0.7538</text:p>
          </table:table-cell>
          <table:table-cell office:value-type="float" office:value="0.559">
            <text:p>0.559</text:p>
          </table:table-cell>
        </table:table-row>
        <table:table-row table:style-name="ro2">
          <table:table-cell office:value-type="string">
            <text:p>final_term_score/followers_count</text:p>
          </table:table-cell>
          <table:table-cell office:value-type="float" office:value="0.7538">
            <text:p>0.7538</text:p>
          </table:table-cell>
          <table:table-cell office:value-type="float" office:value="0.559">
            <text:p>0.559</text:p>
          </table:table-cell>
        </table:table-row>
        <table:table-row table:style-name="ro1">
          <table:table-cell office:value-type="string">
            <text:p>closnesscentrality/kred_influence</text:p>
          </table:table-cell>
          <table:table-cell office:value-type="float" office:value="0.7118">
            <text:p>0.7118</text:p>
          </table:table-cell>
          <table:table-cell office:value-type="float" office:value="0.5281">
            <text:p>0.5281</text:p>
          </table:table-cell>
        </table:table-row>
        <table:table-row table:style-name="ro2">
          <table:table-cell office:value-type="string">
            <text:p>clustering/final_term_score</text:p>
          </table:table-cell>
          <table:table-cell office:value-type="float" office:value="0.6994">
            <text:p>0.6994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indegree/kred_influence</text:p>
          </table:table-cell>
          <table:table-cell office:value-type="float" office:value="0.6894">
            <text:p>0.6894</text:p>
          </table:table-cell>
          <table:table-cell office:value-type="float" office:value="0.5171">
            <text:p>0.5171</text:p>
          </table:table-cell>
        </table:table-row>
        <table:table-row table:style-name="ro1">
          <table:table-cell office:value-type="string">
            <text:p>indegree/statuses_count</text:p>
          </table:table-cell>
          <table:table-cell office:value-type="float" office:value="0.6894">
            <text:p>0.6894</text:p>
          </table:table-cell>
          <table:table-cell office:value-type="float" office:value="0.5171">
            <text:p>0.5171</text:p>
          </table:table-cell>
        </table:table-row>
        <table:table-row table:style-name="ro1">
          <table:table-cell office:value-type="string">
            <text:p>clustering/eigencentrality</text:p>
          </table:table-cell>
          <table:table-cell office:value-type="float" office:value="0.6771">
            <text:p>0.6771</text:p>
          </table:table-cell>
          <table:table-cell office:value-type="float" office:value="0.4874">
            <text:p>0.4874</text:p>
          </table:table-cell>
        </table:table-row>
        <table:table-row table:style-name="ro1">
          <table:table-cell office:value-type="string">
            <text:p>eigencentrality/followers_count</text:p>
          </table:table-cell>
          <table:table-cell office:value-type="float" office:value="0.6572">
            <text:p>0.6572</text:p>
          </table:table-cell>
          <table:table-cell office:value-type="float" office:value="0.4747">
            <text:p>0.4747</text:p>
          </table:table-cell>
        </table:table-row>
        <table:table-row table:style-name="ro1">
          <table:table-cell office:value-type="string">
            <text:p>authority/closnesscentrality</text:p>
          </table:table-cell>
          <table:table-cell office:value-type="float" office:value="0.6561">
            <text:p>0.6561</text:p>
          </table:table-cell>
          <table:table-cell office:value-type="float" office:value="0.4901">
            <text:p>0.4901</text:p>
          </table:table-cell>
        </table:table-row>
        <table:table-row table:style-name="ro1">
          <table:table-cell office:value-type="string">
            <text:p>authority/kred_influence</text:p>
          </table:table-cell>
          <table:table-cell office:value-type="float" office:value="0.6427">
            <text:p>0.6427</text:p>
          </table:table-cell>
          <table:table-cell office:value-type="float" office:value="0.4798">
            <text:p>0.4798</text:p>
          </table:table-cell>
        </table:table-row>
        <table:table-row table:style-name="ro1">
          <table:table-cell office:value-type="string">
            <text:p>kred_influence/statuses_count</text:p>
          </table:table-cell>
          <table:table-cell office:value-type="float" office:value="0.6427">
            <text:p>0.6427</text:p>
          </table:table-cell>
          <table:table-cell office:value-type="float" office:value="0.4798">
            <text:p>0.4798</text:p>
          </table:table-cell>
        </table:table-row>
        <table:table-row table:style-name="ro1">
          <table:table-cell office:value-type="string">
            <text:p>eigencentrality/kred_influence</text:p>
          </table:table-cell>
          <table:table-cell office:value-type="float" office:value="0.6384">
            <text:p>0.6384</text:p>
          </table:table-cell>
          <table:table-cell office:value-type="float" office:value="0.4775">
            <text:p>0.4775</text:p>
          </table:table-cell>
        </table:table-row>
        <table:table-row table:style-name="ro2">
          <table:table-cell office:value-type="string">
            <text:p>clustering/followers_count</text:p>
          </table:table-cell>
          <table:table-cell office:value-type="float" office:value="0.6178">
            <text:p>0.6178</text:p>
          </table:table-cell>
          <table:table-cell office:value-type="float" office:value="0.4465">
            <text:p>0.4465</text:p>
          </table:table-cell>
        </table:table-row>
        <table:table-row table:style-name="ro1">
          <table:table-cell office:value-type="string">
            <text:p>authority/klout_score</text:p>
          </table:table-cell>
          <table:table-cell office:value-type="float" office:value="0.614">
            <text:p>0.614</text:p>
          </table:table-cell>
          <table:table-cell office:value-type="float" office:value="0.4473">
            <text:p>0.4473</text:p>
          </table:table-cell>
        </table:table-row>
        <table:table-row table:style-name="ro2">
          <table:table-cell office:value-type="string">
            <text:p>authority/clustering</text:p>
          </table:table-cell>
          <table:table-cell office:value-type="float" office:value="0.6126">
            <text:p>0.6126</text:p>
          </table:table-cell>
          <table:table-cell office:value-type="float" office:value="0.4548">
            <text:p>0.4548</text:p>
          </table:table-cell>
        </table:table-row>
        <table:table-row table:style-name="ro1">
          <table:table-cell office:value-type="string">
            <text:p>followers_count/klout_score</text:p>
          </table:table-cell>
          <table:table-cell office:value-type="float" office:value="0.6014">
            <text:p>0.6014</text:p>
          </table:table-cell>
          <table:table-cell office:value-type="float" office:value="0.4282">
            <text:p>0.4282</text:p>
          </table:table-cell>
        </table:table-row>
        <table:table-row table:style-name="ro1">
          <table:table-cell office:value-type="string">
            <text:p>klout_score/kred_influence</text:p>
          </table:table-cell>
          <table:table-cell office:value-type="float" office:value="0.5937">
            <text:p>0.5937</text:p>
          </table:table-cell>
          <table:table-cell office:value-type="float" office:value="0.4201">
            <text:p>0.4201</text:p>
          </table:table-cell>
        </table:table-row>
        <table:table-row table:style-name="ro1">
          <table:table-cell office:value-type="string">
            <text:p>indegree/klout_score</text:p>
          </table:table-cell>
          <table:table-cell office:value-type="float" office:value="0.5935">
            <text:p>0.5935</text:p>
          </table:table-cell>
          <table:table-cell office:value-type="float" office:value="0.4201">
            <text:p>0.4201</text:p>
          </table:table-cell>
        </table:table-row>
        <table:table-row table:style-name="ro1">
          <table:table-cell office:value-type="string">
            <text:p>betweenesscentrality/indegree</text:p>
          </table:table-cell>
          <table:table-cell office:value-type="float" office:value="0.5935">
            <text:p>0.5935</text:p>
          </table:table-cell>
          <table:table-cell office:value-type="float" office:value="0.4201">
            <text:p>0.4201</text:p>
          </table:table-cell>
        </table:table-row>
        <table:table-row table:style-name="ro1">
          <table:table-cell office:value-type="string">
            <text:p>klout_score/statuses_count</text:p>
          </table:table-cell>
          <table:table-cell office:value-type="float" office:value="0.5588">
            <text:p>0.5588</text:p>
          </table:table-cell>
          <table:table-cell office:value-type="float" office:value="0.4042">
            <text:p>0.4042</text:p>
          </table:table-cell>
        </table:table-row>
        <table:table-row table:style-name="ro1">
          <table:table-cell office:value-type="string">
            <text:p>clustering/klout_score</text:p>
          </table:table-cell>
          <table:table-cell office:value-type="float" office:value="0.5588">
            <text:p>0.5588</text:p>
          </table:table-cell>
          <table:table-cell office:value-type="float" office:value="0.4042">
            <text:p>0.4042</text:p>
          </table:table-cell>
        </table:table-row>
        <table:table-row table:style-name="ro1">
          <table:table-cell office:value-type="string">
            <text:p>authority/eigencentrality</text:p>
          </table:table-cell>
          <table:table-cell office:value-type="float" office:value="0.5515">
            <text:p>0.5515</text:p>
          </table:table-cell>
          <table:table-cell office:value-type="float" office:value="0.4001">
            <text:p>0.4001</text:p>
          </table:table-cell>
        </table:table-row>
        <table:table-row table:style-name="ro1">
          <table:table-cell office:value-type="string">
            <text:p>interaction_count/kred_influence</text:p>
          </table:table-cell>
          <table:table-cell office:value-type="float" office:value="0.5414">
            <text:p>0.5414</text:p>
          </table:table-cell>
          <table:table-cell office:value-type="float" office:value="0.3807">
            <text:p>0.3807</text:p>
          </table:table-cell>
        </table:table-row>
        <table:table-row table:style-name="ro1">
          <table:table-cell office:value-type="string">
            <text:p>eigencentrality/interaction_count</text:p>
          </table:table-cell>
          <table:table-cell office:value-type="float" office:value="0.4935">
            <text:p>0.4935</text:p>
          </table:table-cell>
          <table:table-cell office:value-type="float" office:value="0.3518">
            <text:p>0.3518</text:p>
          </table:table-cell>
        </table:table-row>
        <table:table-row table:style-name="ro1">
          <table:table-cell office:value-type="string">
            <text:p>interaction_count/klout_score</text:p>
          </table:table-cell>
          <table:table-cell office:value-type="float" office:value="0.4757">
            <text:p>0.4757</text:p>
          </table:table-cell>
          <table:table-cell office:value-type="float" office:value="0.3382">
            <text:p>0.3382</text:p>
          </table:table-cell>
        </table:table-row>
        <table:table-row table:style-name="ro1">
          <table:table-cell office:value-type="string">
            <text:p>eigencentrality/final_term_score</text:p>
          </table:table-cell>
          <table:table-cell office:value-type="float" office:value="0.4176">
            <text:p>0.4176</text:p>
          </table:table-cell>
          <table:table-cell office:value-type="float" office:value="0.2923">
            <text:p>0.2923</text:p>
          </table:table-cell>
        </table:table-row>
        <table:table-row table:style-name="ro2">
          <table:table-cell office:value-type="string">
            <text:p>clustering/statuses_count</text:p>
          </table:table-cell>
          <table:table-cell office:value-type="float" office:value="0.3325">
            <text:p>0.3325</text:p>
          </table:table-cell>
          <table:table-cell office:value-type="float" office:value="0.1843">
            <text:p>0.1843</text:p>
          </table:table-cell>
        </table:table-row>
        <table:table-row table:style-name="ro1">
          <table:table-cell office:value-type="string">
            <text:p>betweenesscentrality/statuses_count</text:p>
          </table:table-cell>
          <table:table-cell office:value-type="float" office:value="0.3195">
            <text:p>0.3195</text:p>
          </table:table-cell>
          <table:table-cell office:value-type="float" office:value="0.1769">
            <text:p>0.1769</text:p>
          </table:table-cell>
        </table:table-row>
        <table:table-row table:style-name="ro1">
          <table:table-cell office:value-type="string">
            <text:p>betweenesscentrality/clustering</text:p>
          </table:table-cell>
          <table:table-cell office:value-type="float" office:value="0.3195">
            <text:p>0.3195</text:p>
          </table:table-cell>
          <table:table-cell office:value-type="float" office:value="0.1769">
            <text:p>0.1769</text:p>
          </table:table-cell>
        </table:table-row>
        <table:table-row table:style-name="ro1">
          <table:table-cell office:value-type="string">
            <text:p>betweenesscentrality/interaction_count</text:p>
          </table:table-cell>
          <table:table-cell office:value-type="float" office:value="0.2541">
            <text:p>0.2541</text:p>
          </table:table-cell>
          <table:table-cell office:value-type="float" office:value="0.1404">
            <text:p>0.1404</text:p>
          </table:table-cell>
        </table:table-row>
        <table:table-row table:style-name="ro2">
          <table:table-cell office:value-type="string">
            <text:p>final_term_score/interaction_count</text:p>
          </table:table-cell>
          <table:table-cell office:value-type="float" office:value="0.2254">
            <text:p>0.2254</text:p>
          </table:table-cell>
          <table:table-cell office:value-type="float" office:value="0.1235">
            <text:p>0.1235</text:p>
          </table:table-cell>
        </table:table-row>
        <table:table-row table:style-name="ro1">
          <table:table-cell office:value-type="string">
            <text:p>betweenesscentrality/eigencentrality</text:p>
          </table:table-cell>
          <table:table-cell office:value-type="float" office:value="0.0794">
            <text:p>0.0794</text:p>
          </table:table-cell>
          <table:table-cell office:value-type="float" office:value="0.0426">
            <text:p>0.0426</text:p>
          </table:table-cell>
        </table:table-row>
        <table:table-row table:style-name="ro1">
          <table:table-cell office:value-type="string">
            <text:p>closnesscentrality/followers_count</text:p>
          </table:table-cell>
          <table:table-cell office:value-type="float" office:value="0.0746">
            <text:p>0.0746</text:p>
          </table:table-cell>
          <table:table-cell office:value-type="float" office:value="0.0781">
            <text:p>0.0781</text:p>
          </table:table-cell>
        </table:table-row>
        <table:table-row table:style-name="ro2">
          <table:table-cell office:value-type="string">
            <text:p>final_term_score/statuses_count</text:p>
          </table:table-cell>
          <table:table-cell office:value-type="float" office:value="0.0736">
            <text:p>0.0736</text:p>
          </table:table-cell>
          <table:table-cell office:value-type="float" office:value="0.0405">
            <text:p>0.0405</text:p>
          </table:table-cell>
        </table:table-row>
        <table:table-row table:style-name="ro1">
          <table:table-cell office:value-type="string">
            <text:p>betweenesscentrality/followers_count</text:p>
          </table:table-cell>
          <table:table-cell office:value-type="float" office:value="0.07">
            <text:p>0.07</text:p>
          </table:table-cell>
          <table:table-cell office:value-type="float" office:value="0.0377">
            <text:p>0.0377</text:p>
          </table:table-cell>
        </table:table-row>
        <table:table-row table:style-name="ro1">
          <table:table-cell office:value-type="string">
            <text:p>eigencentrality/statuses_count</text:p>
          </table:table-cell>
          <table:table-cell office:value-type="float" office:value="0.0436">
            <text:p>0.0436</text:p>
          </table:table-cell>
          <table:table-cell office:value-type="float" office:value="0.0238">
            <text:p>0.0238</text:p>
          </table:table-cell>
        </table:table-row>
        <table:table-row table:style-name="ro2">
          <table:table-cell office:value-type="string">
            <text:p>followers_count/statuses_count</text:p>
          </table:table-cell>
          <table:table-cell office:value-type="float" office:value="0.0397">
            <text:p>0.0397</text:p>
          </table:table-cell>
          <table:table-cell office:value-type="float" office:value="0.0203">
            <text:p>0.0203</text:p>
          </table:table-cell>
        </table:table-row>
        <table:table-row table:style-name="ro1">
          <table:table-cell office:value-type="string">
            <text:p>closnesscentrality/interaction_count</text:p>
          </table:table-cell>
          <table:table-cell office:value-type="float" office:value="-0.104">
            <text:p>-0.104</text:p>
          </table:table-cell>
          <table:table-cell office:value-type="float" office:value="-0.0968">
            <text:p>-0.0968</text:p>
          </table:table-cell>
        </table:table-row>
        <table:table-row table:style-name="ro2">
          <table:table-cell office:value-type="string">
            <text:p>authority/final_term_score</text:p>
          </table:table-cell>
          <table:table-cell office:value-type="float" office:value="-0.1731">
            <text:p>-0.1731</text:p>
          </table:table-cell>
          <table:table-cell office:value-type="float" office:value="-0.152">
            <text:p>-0.152</text:p>
          </table:table-cell>
        </table:table-row>
        <table:table-row table:style-name="ro1">
          <table:table-cell office:value-type="string">
            <text:p>closnesscentrality/statuses_count</text:p>
          </table:table-cell>
          <table:table-cell office:value-type="float" office:value="-0.1731">
            <text:p>-0.1731</text:p>
          </table:table-cell>
          <table:table-cell office:value-type="float" office:value="-0.152">
            <text:p>-0.152</text:p>
          </table:table-cell>
        </table:table-row>
        <table:table-row table:style-name="ro2">
          <table:table-cell office:value-type="string">
            <text:p>clustering/interaction_count</text:p>
          </table:table-cell>
          <table:table-cell office:value-type="float" office:value="-0.18">
            <text:p>-0.18</text:p>
          </table:table-cell>
          <table:table-cell office:value-type="float" office:value="-0.1372">
            <text:p>-0.1372</text:p>
          </table:table-cell>
        </table:table-row>
        <table:table-row table:style-name="ro1">
          <table:table-cell office:value-type="string">
            <text:p>closnesscentrality/clustering</text:p>
          </table:table-cell>
          <table:table-cell office:value-type="float" office:value="-0.1827">
            <text:p>-0.1827</text:p>
          </table:table-cell>
          <table:table-cell office:value-type="float" office:value="-0.1318">
            <text:p>-0.1318</text:p>
          </table:table-cell>
        </table:table-row>
        <table:table-row table:style-name="ro1">
          <table:table-cell office:value-type="string">
            <text:p>closnesscentrality/eigencentrality</text:p>
          </table:table-cell>
          <table:table-cell office:value-type="float" office:value="-0.2614">
            <text:p>-0.2614</text:p>
          </table:table-cell>
          <table:table-cell office:value-type="float" office:value="-0.2196">
            <text:p>-0.2196</text:p>
          </table:table-cell>
        </table:table-row>
        <table:table-row table:style-name="ro1">
          <table:table-cell office:value-type="string">
            <text:p>betweenesscentrality/closnesscentrality</text:p>
          </table:table-cell>
          <table:table-cell office:value-type="float" office:value="-0.2644">
            <text:p>-0.2644</text:p>
          </table:table-cell>
          <table:table-cell office:value-type="float" office:value="-0.1938">
            <text:p>-0.1938</text:p>
          </table:table-cell>
        </table:table-row>
        <table:table-row table:style-name="ro1">
          <table:table-cell office:value-type="string">
            <text:p>betweenesscentrality/final_term_score</text:p>
          </table:table-cell>
          <table:table-cell office:value-type="float" office:value="-0.2735">
            <text:p>-0.2735</text:p>
          </table:table-cell>
          <table:table-cell office:value-type="float" office:value="-0.1519">
            <text:p>-0.1519</text:p>
          </table:table-cell>
        </table:table-row>
        <table:table-row table:style-name="ro2">
          <table:table-cell office:value-type="string">
            <text:p>authority/interaction_count</text:p>
          </table:table-cell>
          <table:table-cell office:value-type="float" office:value="-0.2789">
            <text:p>-0.2789</text:p>
          </table:table-cell>
          <table:table-cell office:value-type="float" office:value="-0.1982">
            <text:p>-0.1982</text:p>
          </table:table-cell>
        </table:table-row>
        <table:table-row table:style-name="ro1">
          <table:table-cell office:value-type="string">
            <text:p>closnesscentrality/final_term_score</text:p>
          </table:table-cell>
          <table:table-cell office:value-type="float" office:value="-0.3241">
            <text:p>-0.3241</text:p>
          </table:table-cell>
          <table:table-cell office:value-type="float" office:value="-0.2464">
            <text:p>-0.2464</text:p>
          </table:table-cell>
        </table:table-row>
        <table:table-row table:style-name="ro1">
          <table:table-cell office:value-type="string">
            <text:p>eigencentrality/indegree</text:p>
          </table:table-cell>
          <table:table-cell office:value-type="float" office:value="-0.3935">
            <text:p>-0.3935</text:p>
          </table:table-cell>
          <table:table-cell office:value-type="float" office:value="-0.2685">
            <text:p>-0.2685</text:p>
          </table:table-cell>
        </table:table-row>
        <table:table-row table:style-name="ro1">
          <table:table-cell office:value-type="string">
            <text:p>final_term_score/klout_score</text:p>
          </table:table-cell>
          <table:table-cell office:value-type="float" office:value="-0.4177">
            <text:p>-0.4177</text:p>
          </table:table-cell>
          <table:table-cell office:value-type="float" office:value="-0.2961">
            <text:p>-0.2961</text:p>
          </table:table-cell>
        </table:table-row>
        <table:table-row table:style-name="ro1">
          <table:table-cell office:value-type="string">
            <text:p>clustering/indegree</text:p>
          </table:table-cell>
          <table:table-cell office:value-type="float" office:value="-0.4561">
            <text:p>-0.4561</text:p>
          </table:table-cell>
          <table:table-cell office:value-type="float" office:value="-0.3245">
            <text:p>-0.3245</text:p>
          </table:table-cell>
        </table:table-row>
        <table:table-row table:style-name="ro1">
          <table:table-cell office:value-type="string">
            <text:p>followers_count/kred_influence</text:p>
          </table:table-cell>
          <table:table-cell office:value-type="float" office:value="-0.4648">
            <text:p>-0.4648</text:p>
          </table:table-cell>
          <table:table-cell office:value-type="float" office:value="-0.3337">
            <text:p>-0.3337</text:p>
          </table:table-cell>
        </table:table-row>
        <table:table-row table:style-name="ro2">
          <table:table-cell office:value-type="string">
            <text:p>followers_count/interaction_count</text:p>
          </table:table-cell>
          <table:table-cell office:value-type="float" office:value="-0.5083">
            <text:p>-0.5083</text:p>
          </table:table-cell>
          <table:table-cell office:value-type="float" office:value="-0.3541">
            <text:p>-0.3541</text:p>
          </table:table-cell>
        </table:table-row>
        <table:table-row table:style-name="ro1">
          <table:table-cell office:value-type="string">
            <text:p>betweenesscentrality/klout_score</text:p>
          </table:table-cell>
          <table:table-cell office:value-type="float" office:value="-0.6783">
            <text:p>-0.6783</text:p>
          </table:table-cell>
          <table:table-cell office:value-type="float" office:value="-0.543">
            <text:p>-0.543</text:p>
          </table:table-cell>
        </table:table-row>
        <table:table-row table:style-name="ro1">
          <table:table-cell office:value-type="string">
            <text:p>followers_count/indegree</text:p>
          </table:table-cell>
          <table:table-cell office:value-type="float" office:value="-0.7688">
            <text:p>-0.7688</text:p>
          </table:table-cell>
          <table:table-cell office:value-type="float" office:value="-0.6041">
            <text:p>-0.6041</text:p>
          </table:table-cell>
        </table:table-row>
        <table:table-row table:style-name="ro1">
          <table:table-cell office:value-type="string">
            <text:p>final_term_score/indegree</text:p>
          </table:table-cell>
          <table:table-cell office:value-type="float" office:value="-0.7688">
            <text:p>-0.7688</text:p>
          </table:table-cell>
          <table:table-cell office:value-type="float" office:value="-0.6041">
            <text:p>-0.6041</text:p>
          </table:table-cell>
        </table:table-row>
        <table:table-row table:style-name="ro2">
          <table:table-cell office:value-type="string">
            <text:p>authority/statuses_count</text:p>
          </table:table-cell>
          <table:table-cell office:value-type="float" office:value="-0.7957">
            <text:p>-0.7957</text:p>
          </table:table-cell>
          <table:table-cell office:value-type="float" office:value="-0.6411">
            <text:p>-0.6411</text:p>
          </table:table-cell>
        </table:table-row>
      </table:table>
      <table:table table:name="Group 25 NDP (635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1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815">
            <text:p>0.9815</text:p>
          </table:table-cell>
        </table:table-row>
        <table:table-row table:style-name="ro1">
          <table:table-cell office:value-type="string">
            <text:p>final_term_score/kred_influence</text:p>
          </table:table-cell>
          <table:table-cell office:value-type="float" office:value="0.9865">
            <text:p>0.9865</text:p>
          </table:table-cell>
          <table:table-cell office:value-type="float" office:value="0.8964">
            <text:p>0.8964</text:p>
          </table:table-cell>
        </table:table-row>
        <table:table-row table:style-name="ro1">
          <table:table-cell office:value-type="string">
            <text:p>authority/betweenesscentrality</text:p>
          </table:table-cell>
          <table:table-cell office:value-type="float" office:value="0.9865">
            <text:p>0.9865</text:p>
          </table:table-cell>
          <table:table-cell office:value-type="float" office:value="0.8964">
            <text:p>0.8964</text:p>
          </table:table-cell>
        </table:table-row>
        <table:table-row table:style-name="ro1">
          <table:table-cell office:value-type="string">
            <text:p>indegree/interaction_count</text:p>
          </table:table-cell>
          <table:table-cell office:value-type="float" office:value="0.8896">
            <text:p>0.8896</text:p>
          </table:table-cell>
          <table:table-cell office:value-type="float" office:value="0.7235">
            <text:p>0.7235</text:p>
          </table:table-cell>
        </table:table-row>
        <table:table-row table:style-name="ro1">
          <table:table-cell office:value-type="string">
            <text:p>closnesscentrality/klout_score</text:p>
          </table:table-cell>
          <table:table-cell office:value-type="float" office:value="0.8896">
            <text:p>0.8896</text:p>
          </table:table-cell>
          <table:table-cell office:value-type="float" office:value="0.7235">
            <text:p>0.7235</text:p>
          </table:table-cell>
        </table:table-row>
        <table:table-row table:style-name="ro1">
          <table:table-cell office:value-type="string">
            <text:p>betweenesscentrality/kred_influence</text:p>
          </table:table-cell>
          <table:table-cell office:value-type="float" office:value="0.8733">
            <text:p>0.8733</text:p>
          </table:table-cell>
          <table:table-cell office:value-type="float" office:value="0.6915">
            <text:p>0.6915</text:p>
          </table:table-cell>
        </table:table-row>
        <table:table-row table:style-name="ro2">
          <table:table-cell office:value-type="string">
            <text:p>authority/followers_count</text:p>
          </table:table-cell>
          <table:table-cell office:value-type="float" office:value="0.8665">
            <text:p>0.8665</text:p>
          </table:table-cell>
          <table:table-cell office:value-type="float" office:value="0.6906">
            <text:p>0.6906</text:p>
          </table:table-cell>
        </table:table-row>
        <table:table-row table:style-name="ro1">
          <table:table-cell office:value-type="string">
            <text:p>authority/indegree</text:p>
          </table:table-cell>
          <table:table-cell office:value-type="float" office:value="0.8531">
            <text:p>0.8531</text:p>
          </table:table-cell>
          <table:table-cell office:value-type="float" office:value="0.6722">
            <text:p>0.6722</text:p>
          </table:table-cell>
        </table:table-row>
        <table:table-row table:style-name="ro1">
          <table:table-cell office:value-type="string">
            <text:p>closnesscentrality/kred_influence</text:p>
          </table:table-cell>
          <table:table-cell office:value-type="float" office:value="0.8385">
            <text:p>0.8385</text:p>
          </table:table-cell>
          <table:table-cell office:value-type="float" office:value="0.6519">
            <text:p>0.6519</text:p>
          </table:table-cell>
        </table:table-row>
        <table:table-row table:style-name="ro1">
          <table:table-cell office:value-type="string">
            <text:p>eigencentrality/klout_score</text:p>
          </table:table-cell>
          <table:table-cell office:value-type="float" office:value="0.8276">
            <text:p>0.8276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uthority/kred_influence</text:p>
          </table:table-cell>
          <table:table-cell office:value-type="float" office:value="0.8005">
            <text:p>0.8005</text:p>
          </table:table-cell>
          <table:table-cell office:value-type="float" office:value="0.6218">
            <text:p>0.6218</text:p>
          </table:table-cell>
        </table:table-row>
        <table:table-row table:style-name="ro1">
          <table:table-cell office:value-type="string">
            <text:p>kred_influence/statuses_count</text:p>
          </table:table-cell>
          <table:table-cell office:value-type="float" office:value="0.8005">
            <text:p>0.8005</text:p>
          </table:table-cell>
          <table:table-cell office:value-type="float" office:value="0.6218">
            <text:p>0.6218</text:p>
          </table:table-cell>
        </table:table-row>
        <table:table-row table:style-name="ro1">
          <table:table-cell office:value-type="string">
            <text:p>eigencentrality/followers_count</text:p>
          </table:table-cell>
          <table:table-cell office:value-type="float" office:value="0.7867">
            <text:p>0.7867</text:p>
          </table:table-cell>
          <table:table-cell office:value-type="float" office:value="0.5981">
            <text:p>0.5981</text:p>
          </table:table-cell>
        </table:table-row>
        <table:table-row table:style-name="ro2">
          <table:table-cell office:value-type="string">
            <text:p>interaction_count/statuses_count</text:p>
          </table:table-cell>
          <table:table-cell office:value-type="float" office:value="0.7783">
            <text:p>0.7783</text:p>
          </table:table-cell>
          <table:table-cell office:value-type="float" office:value="0.5839">
            <text:p>0.5839</text:p>
          </table:table-cell>
        </table:table-row>
        <table:table-row table:style-name="ro2">
          <table:table-cell office:value-type="string">
            <text:p>final_term_score/followers_count</text:p>
          </table:table-cell>
          <table:table-cell office:value-type="float" office:value="0.7783">
            <text:p>0.7783</text:p>
          </table:table-cell>
          <table:table-cell office:value-type="float" office:value="0.5839">
            <text:p>0.5839</text:p>
          </table:table-cell>
        </table:table-row>
        <table:table-row table:style-name="ro1">
          <table:table-cell office:value-type="string">
            <text:p>eigencentrality/kred_influence</text:p>
          </table:table-cell>
          <table:table-cell office:value-type="float" office:value="0.7774">
            <text:p>0.7774</text:p>
          </table:table-cell>
          <table:table-cell office:value-type="float" office:value="0.5952">
            <text:p>0.5952</text:p>
          </table:table-cell>
        </table:table-row>
        <table:table-row table:style-name="ro2">
          <table:table-cell office:value-type="string">
            <text:p>authority/clustering</text:p>
          </table:table-cell>
          <table:table-cell office:value-type="float" office:value="0.776">
            <text:p>0.776</text:p>
          </table:table-cell>
          <table:table-cell office:value-type="float" office:value="0.5997">
            <text:p>0.5997</text:p>
          </table:table-cell>
        </table:table-row>
        <table:table-row table:style-name="ro1">
          <table:table-cell office:value-type="string">
            <text:p>clustering/eigencentrality</text:p>
          </table:table-cell>
          <table:table-cell office:value-type="float" office:value="0.7451">
            <text:p>0.7451</text:p>
          </table:table-cell>
          <table:table-cell office:value-type="float" office:value="0.5484">
            <text:p>0.5484</text:p>
          </table:table-cell>
        </table:table-row>
        <table:table-row table:style-name="ro2">
          <table:table-cell office:value-type="string">
            <text:p>clustering/followers_count</text:p>
          </table:table-cell>
          <table:table-cell office:value-type="float" office:value="0.7414">
            <text:p>0.7414</text:p>
          </table:table-cell>
          <table:table-cell office:value-type="float" office:value="0.5507">
            <text:p>0.5507</text:p>
          </table:table-cell>
        </table:table-row>
        <table:table-row table:style-name="ro1">
          <table:table-cell office:value-type="string">
            <text:p>eigencentrality/interaction_count</text:p>
          </table:table-cell>
          <table:table-cell office:value-type="float" office:value="0.7352">
            <text:p>0.7352</text:p>
          </table:table-cell>
          <table:table-cell office:value-type="float" office:value="0.5438">
            <text:p>0.5438</text:p>
          </table:table-cell>
        </table:table-row>
        <table:table-row table:style-name="ro2">
          <table:table-cell office:value-type="string">
            <text:p>clustering/final_term_score</text:p>
          </table:table-cell>
          <table:table-cell office:value-type="float" office:value="0.7342">
            <text:p>0.7342</text:p>
          </table:table-cell>
          <table:table-cell office:value-type="float" office:value="0.5411">
            <text:p>0.5411</text:p>
          </table:table-cell>
        </table:table-row>
        <table:table-row table:style-name="ro1">
          <table:table-cell office:value-type="string">
            <text:p>clustering/kred_influence</text:p>
          </table:table-cell>
          <table:table-cell office:value-type="float" office:value="0.6647">
            <text:p>0.6647</text:p>
          </table:table-cell>
          <table:table-cell office:value-type="float" office:value="0.4835">
            <text:p>0.4835</text:p>
          </table:table-cell>
        </table:table-row>
        <table:table-row table:style-name="ro1">
          <table:table-cell office:value-type="string">
            <text:p>klout_score/kred_influence</text:p>
          </table:table-cell>
          <table:table-cell office:value-type="float" office:value="0.6645">
            <text:p>0.6645</text:p>
          </table:table-cell>
          <table:table-cell office:value-type="float" office:value="0.483">
            <text:p>0.483</text:p>
          </table:table-cell>
        </table:table-row>
        <table:table-row table:style-name="ro1">
          <table:table-cell office:value-type="string">
            <text:p>indegree/klout_score</text:p>
          </table:table-cell>
          <table:table-cell office:value-type="float" office:value="0.6636">
            <text:p>0.6636</text:p>
          </table:table-cell>
          <table:table-cell office:value-type="float" office:value="0.4813">
            <text:p>0.4813</text:p>
          </table:table-cell>
        </table:table-row>
        <table:table-row table:style-name="ro1">
          <table:table-cell office:value-type="string">
            <text:p>betweenesscentrality/indegree</text:p>
          </table:table-cell>
          <table:table-cell office:value-type="float" office:value="0.6636">
            <text:p>0.6636</text:p>
          </table:table-cell>
          <table:table-cell office:value-type="float" office:value="0.4813">
            <text:p>0.4813</text:p>
          </table:table-cell>
        </table:table-row>
        <table:table-row table:style-name="ro1">
          <table:table-cell office:value-type="string">
            <text:p>authority/klout_score</text:p>
          </table:table-cell>
          <table:table-cell office:value-type="float" office:value="0.6519">
            <text:p>0.6519</text:p>
          </table:table-cell>
          <table:table-cell office:value-type="float" office:value="0.4763">
            <text:p>0.4763</text:p>
          </table:table-cell>
        </table:table-row>
        <table:table-row table:style-name="ro1">
          <table:table-cell office:value-type="string">
            <text:p>indegree/kred_influence</text:p>
          </table:table-cell>
          <table:table-cell office:value-type="float" office:value="0.6502">
            <text:p>0.6502</text:p>
          </table:table-cell>
          <table:table-cell office:value-type="float" office:value="0.4708">
            <text:p>0.4708</text:p>
          </table:table-cell>
        </table:table-row>
        <table:table-row table:style-name="ro1">
          <table:table-cell office:value-type="string">
            <text:p>indegree/statuses_count</text:p>
          </table:table-cell>
          <table:table-cell office:value-type="float" office:value="0.6502">
            <text:p>0.6502</text:p>
          </table:table-cell>
          <table:table-cell office:value-type="float" office:value="0.4708">
            <text:p>0.4708</text:p>
          </table:table-cell>
        </table:table-row>
        <table:table-row table:style-name="ro1">
          <table:table-cell office:value-type="string">
            <text:p>followers_count/klout_score</text:p>
          </table:table-cell>
          <table:table-cell office:value-type="float" office:value="0.6446">
            <text:p>0.6446</text:p>
          </table:table-cell>
          <table:table-cell office:value-type="float" office:value="0.4632">
            <text:p>0.4632</text:p>
          </table:table-cell>
        </table:table-row>
        <table:table-row table:style-name="ro1">
          <table:table-cell office:value-type="string">
            <text:p>interaction_count/kred_influence</text:p>
          </table:table-cell>
          <table:table-cell office:value-type="float" office:value="0.6299">
            <text:p>0.6299</text:p>
          </table:table-cell>
          <table:table-cell office:value-type="float" office:value="0.4531">
            <text:p>0.4531</text:p>
          </table:table-cell>
        </table:table-row>
        <table:table-row table:style-name="ro1">
          <table:table-cell office:value-type="string">
            <text:p>authority/closnesscentrality</text:p>
          </table:table-cell>
          <table:table-cell office:value-type="float" office:value="0.6234">
            <text:p>0.6234</text:p>
          </table:table-cell>
          <table:table-cell office:value-type="float" office:value="0.4507">
            <text:p>0.4507</text:p>
          </table:table-cell>
        </table:table-row>
        <table:table-row table:style-name="ro2">
          <table:table-cell office:value-type="string">
            <text:p>clustering/statuses_count</text:p>
          </table:table-cell>
          <table:table-cell office:value-type="float" office:value="0.5231">
            <text:p>0.5231</text:p>
          </table:table-cell>
          <table:table-cell office:value-type="float" office:value="0.3381">
            <text:p>0.3381</text:p>
          </table:table-cell>
        </table:table-row>
        <table:table-row table:style-name="ro1">
          <table:table-cell office:value-type="string">
            <text:p>betweenesscentrality/statuses_count</text:p>
          </table:table-cell>
          <table:table-cell office:value-type="float" office:value="0.5058">
            <text:p>0.5058</text:p>
          </table:table-cell>
          <table:table-cell office:value-type="float" office:value="0.3262">
            <text:p>0.3262</text:p>
          </table:table-cell>
        </table:table-row>
        <table:table-row table:style-name="ro1">
          <table:table-cell office:value-type="string">
            <text:p>betweenesscentrality/clustering</text:p>
          </table:table-cell>
          <table:table-cell office:value-type="float" office:value="0.5058">
            <text:p>0.5058</text:p>
          </table:table-cell>
          <table:table-cell office:value-type="float" office:value="0.3262">
            <text:p>0.3262</text:p>
          </table:table-cell>
        </table:table-row>
        <table:table-row table:style-name="ro1">
          <table:table-cell office:value-type="string">
            <text:p>eigencentrality/final_term_score</text:p>
          </table:table-cell>
          <table:table-cell office:value-type="float" office:value="0.4741">
            <text:p>0.4741</text:p>
          </table:table-cell>
          <table:table-cell office:value-type="float" office:value="0.3298">
            <text:p>0.3298</text:p>
          </table:table-cell>
        </table:table-row>
        <table:table-row table:style-name="ro1">
          <table:table-cell office:value-type="string">
            <text:p>interaction_count/klout_score</text:p>
          </table:table-cell>
          <table:table-cell office:value-type="float" office:value="0.4472">
            <text:p>0.4472</text:p>
          </table:table-cell>
          <table:table-cell office:value-type="float" office:value="0.3109">
            <text:p>0.3109</text:p>
          </table:table-cell>
        </table:table-row>
        <table:table-row table:style-name="ro1">
          <table:table-cell office:value-type="string">
            <text:p>klout_score/statuses_count</text:p>
          </table:table-cell>
          <table:table-cell office:value-type="float" office:value="0.407">
            <text:p>0.407</text:p>
          </table:table-cell>
          <table:table-cell office:value-type="float" office:value="0.2799">
            <text:p>0.2799</text:p>
          </table:table-cell>
        </table:table-row>
        <table:table-row table:style-name="ro1">
          <table:table-cell office:value-type="string">
            <text:p>clustering/klout_score</text:p>
          </table:table-cell>
          <table:table-cell office:value-type="float" office:value="0.407">
            <text:p>0.407</text:p>
          </table:table-cell>
          <table:table-cell office:value-type="float" office:value="0.2799">
            <text:p>0.2799</text:p>
          </table:table-cell>
        </table:table-row>
        <table:table-row table:style-name="ro1">
          <table:table-cell office:value-type="string">
            <text:p>authority/eigencentrality</text:p>
          </table:table-cell>
          <table:table-cell office:value-type="float" office:value="0.4021">
            <text:p>0.4021</text:p>
          </table:table-cell>
          <table:table-cell office:value-type="float" office:value="0.2771">
            <text:p>0.2771</text:p>
          </table:table-cell>
        </table:table-row>
        <table:table-row table:style-name="ro1">
          <table:table-cell office:value-type="string">
            <text:p>betweenesscentrality/interaction_count</text:p>
          </table:table-cell>
          <table:table-cell office:value-type="float" office:value="0.3979">
            <text:p>0.3979</text:p>
          </table:table-cell>
          <table:table-cell office:value-type="float" office:value="0.2526">
            <text:p>0.2526</text:p>
          </table:table-cell>
        </table:table-row>
        <table:table-row table:style-name="ro2">
          <table:table-cell office:value-type="string">
            <text:p>final_term_score/interaction_count</text:p>
          </table:table-cell>
          <table:table-cell office:value-type="float" office:value="0.3595">
            <text:p>0.3595</text:p>
          </table:table-cell>
          <table:table-cell office:value-type="float" office:value="0.2273">
            <text:p>0.2273</text:p>
          </table:table-cell>
        </table:table-row>
        <table:table-row table:style-name="ro1">
          <table:table-cell office:value-type="string">
            <text:p>closnesscentrality/followers_count</text:p>
          </table:table-cell>
          <table:table-cell office:value-type="float" office:value="0.3112">
            <text:p>0.3112</text:p>
          </table:table-cell>
          <table:table-cell office:value-type="float" office:value="0.251">
            <text:p>0.251</text:p>
          </table:table-cell>
        </table:table-row>
        <table:table-row table:style-name="ro1">
          <table:table-cell office:value-type="string">
            <text:p>eigencentrality/statuses_count</text:p>
          </table:table-cell>
          <table:table-cell office:value-type="float" office:value="0.2987">
            <text:p>0.2987</text:p>
          </table:table-cell>
          <table:table-cell office:value-type="float" office:value="0.1902">
            <text:p>0.1902</text:p>
          </table:table-cell>
        </table:table-row>
        <table:table-row table:style-name="ro1">
          <table:table-cell office:value-type="string">
            <text:p>betweenesscentrality/eigencentrality</text:p>
          </table:table-cell>
          <table:table-cell office:value-type="float" office:value="0.2226">
            <text:p>0.2226</text:p>
          </table:table-cell>
          <table:table-cell office:value-type="float" office:value="0.1413">
            <text:p>0.1413</text:p>
          </table:table-cell>
        </table:table-row>
        <table:table-row table:style-name="ro1">
          <table:table-cell office:value-type="string">
            <text:p>betweenesscentrality/followers_count</text:p>
          </table:table-cell>
          <table:table-cell office:value-type="float" office:value="0.2225">
            <text:p>0.2225</text:p>
          </table:table-cell>
          <table:table-cell office:value-type="float" office:value="0.1414">
            <text:p>0.1414</text:p>
          </table:table-cell>
        </table:table-row>
        <table:table-row table:style-name="ro2">
          <table:table-cell office:value-type="string">
            <text:p>followers_count/statuses_count</text:p>
          </table:table-cell>
          <table:table-cell office:value-type="float" office:value="0.1205">
            <text:p>0.1205</text:p>
          </table:table-cell>
          <table:table-cell office:value-type="float" office:value="0.0752">
            <text:p>0.0752</text:p>
          </table:table-cell>
        </table:table-row>
        <table:table-row table:style-name="ro2">
          <table:table-cell office:value-type="string">
            <text:p>final_term_score/statuses_count</text:p>
          </table:table-cell>
          <table:table-cell office:value-type="float" office:value="-0.0566">
            <text:p>-0.0566</text:p>
          </table:table-cell>
          <table:table-cell office:value-type="float" office:value="-0.0372">
            <text:p>-0.0372</text:p>
          </table:table-cell>
        </table:table-row>
        <table:table-row table:style-name="ro1">
          <table:table-cell office:value-type="string">
            <text:p>final_term_score/klout_score</text:p>
          </table:table-cell>
          <table:table-cell office:value-type="float" office:value="-0.2529">
            <text:p>-0.2529</text:p>
          </table:table-cell>
          <table:table-cell office:value-type="float" office:value="-0.1793">
            <text:p>-0.1793</text:p>
          </table:table-cell>
        </table:table-row>
        <table:table-row table:style-name="ro1">
          <table:table-cell office:value-type="string">
            <text:p>closnesscentrality/interaction_count</text:p>
          </table:table-cell>
          <table:table-cell office:value-type="float" office:value="-0.3165">
            <text:p>-0.3165</text:p>
          </table:table-cell>
          <table:table-cell office:value-type="float" office:value="-0.2654">
            <text:p>-0.2654</text:p>
          </table:table-cell>
        </table:table-row>
        <table:table-row table:style-name="ro1">
          <table:table-cell office:value-type="string">
            <text:p>closnesscentrality/clustering</text:p>
          </table:table-cell>
          <table:table-cell office:value-type="float" office:value="-0.3211">
            <text:p>-0.3211</text:p>
          </table:table-cell>
          <table:table-cell office:value-type="float" office:value="-0.2263">
            <text:p>-0.2263</text:p>
          </table:table-cell>
        </table:table-row>
        <table:table-row table:style-name="ro1">
          <table:table-cell office:value-type="string">
            <text:p>clustering/indegree</text:p>
          </table:table-cell>
          <table:table-cell office:value-type="float" office:value="-0.341">
            <text:p>-0.341</text:p>
          </table:table-cell>
          <table:table-cell office:value-type="float" office:value="-0.2386">
            <text:p>-0.2386</text:p>
          </table:table-cell>
        </table:table-row>
        <table:table-row table:style-name="ro2">
          <table:table-cell office:value-type="string">
            <text:p>authority/final_term_score</text:p>
          </table:table-cell>
          <table:table-cell office:value-type="float" office:value="-0.3641">
            <text:p>-0.3641</text:p>
          </table:table-cell>
          <table:table-cell office:value-type="float" office:value="-0.3091">
            <text:p>-0.3091</text:p>
          </table:table-cell>
        </table:table-row>
        <table:table-row table:style-name="ro1">
          <table:table-cell office:value-type="string">
            <text:p>closnesscentrality/statuses_count</text:p>
          </table:table-cell>
          <table:table-cell office:value-type="float" office:value="-0.3641">
            <text:p>-0.3641</text:p>
          </table:table-cell>
          <table:table-cell office:value-type="float" office:value="-0.3091">
            <text:p>-0.3091</text:p>
          </table:table-cell>
        </table:table-row>
        <table:table-row table:style-name="ro1">
          <table:table-cell office:value-type="string">
            <text:p>eigencentrality/indegree</text:p>
          </table:table-cell>
          <table:table-cell office:value-type="float" office:value="-0.3724">
            <text:p>-0.3724</text:p>
          </table:table-cell>
          <table:table-cell office:value-type="float" office:value="-0.2537">
            <text:p>-0.2537</text:p>
          </table:table-cell>
        </table:table-row>
        <table:table-row table:style-name="ro1">
          <table:table-cell office:value-type="string">
            <text:p>betweenesscentrality/final_term_score</text:p>
          </table:table-cell>
          <table:table-cell office:value-type="float" office:value="-0.3727">
            <text:p>-0.3727</text:p>
          </table:table-cell>
          <table:table-cell office:value-type="float" office:value="-0.2381">
            <text:p>-0.2381</text:p>
          </table:table-cell>
        </table:table-row>
        <table:table-row table:style-name="ro2">
          <table:table-cell office:value-type="string">
            <text:p>clustering/interaction_count</text:p>
          </table:table-cell>
          <table:table-cell office:value-type="float" office:value="-0.4074">
            <text:p>-0.4074</text:p>
          </table:table-cell>
          <table:table-cell office:value-type="float" office:value="-0.3073">
            <text:p>-0.3073</text:p>
          </table:table-cell>
        </table:table-row>
        <table:table-row table:style-name="ro2">
          <table:table-cell office:value-type="string">
            <text:p>authority/interaction_count</text:p>
          </table:table-cell>
          <table:table-cell office:value-type="float" office:value="-0.4565">
            <text:p>-0.4565</text:p>
          </table:table-cell>
          <table:table-cell office:value-type="float" office:value="-0.3388">
            <text:p>-0.3388</text:p>
          </table:table-cell>
        </table:table-row>
        <table:table-row table:style-name="ro2">
          <table:table-cell office:value-type="string">
            <text:p>followers_count/interaction_count</text:p>
          </table:table-cell>
          <table:table-cell office:value-type="float" office:value="-0.461">
            <text:p>-0.461</text:p>
          </table:table-cell>
          <table:table-cell office:value-type="float" office:value="-0.3149">
            <text:p>-0.3149</text:p>
          </table:table-cell>
        </table:table-row>
        <table:table-row table:style-name="ro1">
          <table:table-cell office:value-type="string">
            <text:p>closnesscentrality/eigencentrality</text:p>
          </table:table-cell>
          <table:table-cell office:value-type="float" office:value="-0.4622">
            <text:p>-0.4622</text:p>
          </table:table-cell>
          <table:table-cell office:value-type="float" office:value="-0.3989">
            <text:p>-0.3989</text:p>
          </table:table-cell>
        </table:table-row>
        <table:table-row table:style-name="ro1">
          <table:table-cell office:value-type="string">
            <text:p>betweenesscentrality/closnesscentrality</text:p>
          </table:table-cell>
          <table:table-cell office:value-type="float" office:value="-0.4699">
            <text:p>-0.4699</text:p>
          </table:table-cell>
          <table:table-cell office:value-type="float" office:value="-0.3538">
            <text:p>-0.3538</text:p>
          </table:table-cell>
        </table:table-row>
        <table:table-row table:style-name="ro1">
          <table:table-cell office:value-type="string">
            <text:p>closnesscentrality/final_term_score</text:p>
          </table:table-cell>
          <table:table-cell office:value-type="float" office:value="-0.4826">
            <text:p>-0.4826</text:p>
          </table:table-cell>
          <table:table-cell office:value-type="float" office:value="-0.3774">
            <text:p>-0.3774</text:p>
          </table:table-cell>
        </table:table-row>
        <table:table-row table:style-name="ro1">
          <table:table-cell office:value-type="string">
            <text:p>followers_count/kred_influence</text:p>
          </table:table-cell>
          <table:table-cell office:value-type="float" office:value="-0.4852">
            <text:p>-0.4852</text:p>
          </table:table-cell>
          <table:table-cell office:value-type="float" office:value="-0.3462">
            <text:p>-0.3462</text:p>
          </table:table-cell>
        </table:table-row>
        <table:table-row table:style-name="ro1">
          <table:table-cell office:value-type="string">
            <text:p>betweenesscentrality/klout_score</text:p>
          </table:table-cell>
          <table:table-cell office:value-type="float" office:value="-0.6908">
            <text:p>-0.6908</text:p>
          </table:table-cell>
          <table:table-cell office:value-type="float" office:value="-0.545">
            <text:p>-0.545</text:p>
          </table:table-cell>
        </table:table-row>
        <table:table-row table:style-name="ro1">
          <table:table-cell office:value-type="string">
            <text:p>followers_count/indegree</text:p>
          </table:table-cell>
          <table:table-cell office:value-type="float" office:value="-0.6912">
            <text:p>-0.6912</text:p>
          </table:table-cell>
          <table:table-cell office:value-type="float" office:value="-0.5307">
            <text:p>-0.5307</text:p>
          </table:table-cell>
        </table:table-row>
        <table:table-row table:style-name="ro1">
          <table:table-cell office:value-type="string">
            <text:p>final_term_score/indegree</text:p>
          </table:table-cell>
          <table:table-cell office:value-type="float" office:value="-0.6912">
            <text:p>-0.6912</text:p>
          </table:table-cell>
          <table:table-cell office:value-type="float" office:value="-0.5307">
            <text:p>-0.5307</text:p>
          </table:table-cell>
        </table:table-row>
        <table:table-row table:style-name="ro2">
          <table:table-cell office:value-type="string">
            <text:p>authority/statuses_count</text:p>
          </table:table-cell>
          <table:table-cell office:value-type="float" office:value="-0.712">
            <text:p>-0.712</text:p>
          </table:table-cell>
          <table:table-cell office:value-type="float" office:value="-0.5541">
            <text:p>-0.5541</text:p>
          </table:table-cell>
        </table:table-row>
      </table:table>
      <table:table table:name="Group 182 NDP (527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1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744">
            <text:p>0.9744</text:p>
          </table:table-cell>
        </table:table-row>
        <table:table-row table:style-name="ro1">
          <table:table-cell office:value-type="string">
            <text:p>final_term_score/kred_influence</text:p>
          </table:table-cell>
          <table:table-cell office:value-type="float" office:value="0.9722">
            <text:p>0.9722</text:p>
          </table:table-cell>
          <table:table-cell office:value-type="float" office:value="0.8555">
            <text:p>0.8555</text:p>
          </table:table-cell>
        </table:table-row>
        <table:table-row table:style-name="ro1">
          <table:table-cell office:value-type="string">
            <text:p>authority/betweenesscentrality</text:p>
          </table:table-cell>
          <table:table-cell office:value-type="float" office:value="0.9722">
            <text:p>0.9722</text:p>
          </table:table-cell>
          <table:table-cell office:value-type="float" office:value="0.8555">
            <text:p>0.8555</text:p>
          </table:table-cell>
        </table:table-row>
        <table:table-row table:style-name="ro1">
          <table:table-cell office:value-type="string">
            <text:p>indegree/interaction_count</text:p>
          </table:table-cell>
          <table:table-cell office:value-type="float" office:value="0.8936">
            <text:p>0.8936</text:p>
          </table:table-cell>
          <table:table-cell office:value-type="float" office:value="0.7354">
            <text:p>0.7354</text:p>
          </table:table-cell>
        </table:table-row>
        <table:table-row table:style-name="ro1">
          <table:table-cell office:value-type="string">
            <text:p>closnesscentrality/klout_score</text:p>
          </table:table-cell>
          <table:table-cell office:value-type="float" office:value="0.8936">
            <text:p>0.8936</text:p>
          </table:table-cell>
          <table:table-cell office:value-type="float" office:value="0.7354">
            <text:p>0.7354</text:p>
          </table:table-cell>
        </table:table-row>
        <table:table-row table:style-name="ro1">
          <table:table-cell office:value-type="string">
            <text:p>eigencentrality/klout_score</text:p>
          </table:table-cell>
          <table:table-cell office:value-type="float" office:value="0.8796">
            <text:p>0.8796</text:p>
          </table:table-cell>
          <table:table-cell office:value-type="float" office:value="0.7014">
            <text:p>0.7014</text:p>
          </table:table-cell>
        </table:table-row>
        <table:table-row table:style-name="ro2">
          <table:table-cell office:value-type="string">
            <text:p>authority/followers_count</text:p>
          </table:table-cell>
          <table:table-cell office:value-type="float" office:value="0.8715">
            <text:p>0.8715</text:p>
          </table:table-cell>
          <table:table-cell office:value-type="float" office:value="0.6984">
            <text:p>0.6984</text:p>
          </table:table-cell>
        </table:table-row>
        <table:table-row table:style-name="ro1">
          <table:table-cell office:value-type="string">
            <text:p>betweenesscentrality/kred_influence</text:p>
          </table:table-cell>
          <table:table-cell office:value-type="float" office:value="0.8659">
            <text:p>0.8659</text:p>
          </table:table-cell>
          <table:table-cell office:value-type="float" office:value="0.6874">
            <text:p>0.6874</text:p>
          </table:table-cell>
        </table:table-row>
        <table:table-row table:style-name="ro1">
          <table:table-cell office:value-type="string">
            <text:p>authority/indegree</text:p>
          </table:table-cell>
          <table:table-cell office:value-type="float" office:value="0.8612">
            <text:p>0.8612</text:p>
          </table:table-cell>
          <table:table-cell office:value-type="float" office:value="0.6789">
            <text:p>0.6789</text:p>
          </table:table-cell>
        </table:table-row>
        <table:table-row table:style-name="ro1">
          <table:table-cell office:value-type="string">
            <text:p>closnesscentrality/kred_influence</text:p>
          </table:table-cell>
          <table:table-cell office:value-type="float" office:value="0.833">
            <text:p>0.833</text:p>
          </table:table-cell>
          <table:table-cell office:value-type="float" office:value="0.6434">
            <text:p>0.6434</text:p>
          </table:table-cell>
        </table:table-row>
        <table:table-row table:style-name="ro2">
          <table:table-cell office:value-type="string">
            <text:p>interaction_count/statuses_count</text:p>
          </table:table-cell>
          <table:table-cell office:value-type="float" office:value="0.7649">
            <text:p>0.7649</text:p>
          </table:table-cell>
          <table:table-cell office:value-type="float" office:value="0.5678">
            <text:p>0.5678</text:p>
          </table:table-cell>
        </table:table-row>
        <table:table-row table:style-name="ro2">
          <table:table-cell office:value-type="string">
            <text:p>final_term_score/followers_count</text:p>
          </table:table-cell>
          <table:table-cell office:value-type="float" office:value="0.7649">
            <text:p>0.7649</text:p>
          </table:table-cell>
          <table:table-cell office:value-type="float" office:value="0.5678">
            <text:p>0.5678</text:p>
          </table:table-cell>
        </table:table-row>
        <table:table-row table:style-name="ro1">
          <table:table-cell office:value-type="string">
            <text:p>clustering/kred_influence</text:p>
          </table:table-cell>
          <table:table-cell office:value-type="float" office:value="0.7471">
            <text:p>0.7471</text:p>
          </table:table-cell>
          <table:table-cell office:value-type="float" office:value="0.5532">
            <text:p>0.5532</text:p>
          </table:table-cell>
        </table:table-row>
        <table:table-row table:style-name="ro1">
          <table:table-cell office:value-type="string">
            <text:p>followers_count/klout_score</text:p>
          </table:table-cell>
          <table:table-cell office:value-type="float" office:value="0.7218">
            <text:p>0.7218</text:p>
          </table:table-cell>
          <table:table-cell office:value-type="float" office:value="0.5238">
            <text:p>0.5238</text:p>
          </table:table-cell>
        </table:table-row>
        <table:table-row table:style-name="ro1">
          <table:table-cell office:value-type="string">
            <text:p>authority/kred_influence</text:p>
          </table:table-cell>
          <table:table-cell office:value-type="float" office:value="0.7196">
            <text:p>0.7196</text:p>
          </table:table-cell>
          <table:table-cell office:value-type="float" office:value="0.5386">
            <text:p>0.5386</text:p>
          </table:table-cell>
        </table:table-row>
        <table:table-row table:style-name="ro1">
          <table:table-cell office:value-type="string">
            <text:p>kred_influence/statuses_count</text:p>
          </table:table-cell>
          <table:table-cell office:value-type="float" office:value="0.7196">
            <text:p>0.7196</text:p>
          </table:table-cell>
          <table:table-cell office:value-type="float" office:value="0.5386">
            <text:p>0.5386</text:p>
          </table:table-cell>
        </table:table-row>
        <table:table-row table:style-name="ro1">
          <table:table-cell office:value-type="string">
            <text:p>eigencentrality/followers_count</text:p>
          </table:table-cell>
          <table:table-cell office:value-type="float" office:value="0.7191">
            <text:p>0.7191</text:p>
          </table:table-cell>
          <table:table-cell office:value-type="float" office:value="0.5264">
            <text:p>0.5264</text:p>
          </table:table-cell>
        </table:table-row>
        <table:table-row table:style-name="ro1">
          <table:table-cell office:value-type="string">
            <text:p>clustering/eigencentrality</text:p>
          </table:table-cell>
          <table:table-cell office:value-type="float" office:value="0.7164">
            <text:p>0.7164</text:p>
          </table:table-cell>
          <table:table-cell office:value-type="float" office:value="0.5244">
            <text:p>0.5244</text:p>
          </table:table-cell>
        </table:table-row>
        <table:table-row table:style-name="ro2">
          <table:table-cell office:value-type="string">
            <text:p>authority/clustering</text:p>
          </table:table-cell>
          <table:table-cell office:value-type="float" office:value="0.6949">
            <text:p>0.6949</text:p>
          </table:table-cell>
          <table:table-cell office:value-type="float" office:value="0.5206">
            <text:p>0.5206</text:p>
          </table:table-cell>
        </table:table-row>
        <table:table-row table:style-name="ro1">
          <table:table-cell office:value-type="string">
            <text:p>eigencentrality/kred_influence</text:p>
          </table:table-cell>
          <table:table-cell office:value-type="float" office:value="0.6934">
            <text:p>0.6934</text:p>
          </table:table-cell>
          <table:table-cell office:value-type="float" office:value="0.5149">
            <text:p>0.5149</text:p>
          </table:table-cell>
        </table:table-row>
        <table:table-row table:style-name="ro2">
          <table:table-cell office:value-type="string">
            <text:p>clustering/final_term_score</text:p>
          </table:table-cell>
          <table:table-cell office:value-type="float" office:value="0.6869">
            <text:p>0.6869</text:p>
          </table:table-cell>
          <table:table-cell office:value-type="float" office:value="0.4949">
            <text:p>0.4949</text:p>
          </table:table-cell>
        </table:table-row>
        <table:table-row table:style-name="ro2">
          <table:table-cell office:value-type="string">
            <text:p>clustering/followers_count</text:p>
          </table:table-cell>
          <table:table-cell office:value-type="float" office:value="0.6776">
            <text:p>0.6776</text:p>
          </table:table-cell>
          <table:table-cell office:value-type="float" office:value="0.4922">
            <text:p>0.4922</text:p>
          </table:table-cell>
        </table:table-row>
        <table:table-row table:style-name="ro1">
          <table:table-cell office:value-type="string">
            <text:p>indegree/klout_score</text:p>
          </table:table-cell>
          <table:table-cell office:value-type="float" office:value="0.6738">
            <text:p>0.6738</text:p>
          </table:table-cell>
          <table:table-cell office:value-type="float" office:value="0.4894">
            <text:p>0.4894</text:p>
          </table:table-cell>
        </table:table-row>
        <table:table-row table:style-name="ro1">
          <table:table-cell office:value-type="string">
            <text:p>betweenesscentrality/indegree</text:p>
          </table:table-cell>
          <table:table-cell office:value-type="float" office:value="0.6738">
            <text:p>0.6738</text:p>
          </table:table-cell>
          <table:table-cell office:value-type="float" office:value="0.4894">
            <text:p>0.4894</text:p>
          </table:table-cell>
        </table:table-row>
        <table:table-row table:style-name="ro1">
          <table:table-cell office:value-type="string">
            <text:p>klout_score/kred_influence</text:p>
          </table:table-cell>
          <table:table-cell office:value-type="float" office:value="0.66">
            <text:p>0.66</text:p>
          </table:table-cell>
          <table:table-cell office:value-type="float" office:value="0.4794">
            <text:p>0.4794</text:p>
          </table:table-cell>
        </table:table-row>
        <table:table-row table:style-name="ro1">
          <table:table-cell office:value-type="string">
            <text:p>indegree/kred_influence</text:p>
          </table:table-cell>
          <table:table-cell office:value-type="float" office:value="0.6382">
            <text:p>0.6382</text:p>
          </table:table-cell>
          <table:table-cell office:value-type="float" office:value="0.4591">
            <text:p>0.4591</text:p>
          </table:table-cell>
        </table:table-row>
        <table:table-row table:style-name="ro1">
          <table:table-cell office:value-type="string">
            <text:p>indegree/statuses_count</text:p>
          </table:table-cell>
          <table:table-cell office:value-type="float" office:value="0.6382">
            <text:p>0.6382</text:p>
          </table:table-cell>
          <table:table-cell office:value-type="float" office:value="0.4591">
            <text:p>0.4591</text:p>
          </table:table-cell>
        </table:table-row>
        <table:table-row table:style-name="ro1">
          <table:table-cell office:value-type="string">
            <text:p>interaction_count/kred_influence</text:p>
          </table:table-cell>
          <table:table-cell office:value-type="float" office:value="0.6247">
            <text:p>0.6247</text:p>
          </table:table-cell>
          <table:table-cell office:value-type="float" office:value="0.4482">
            <text:p>0.4482</text:p>
          </table:table-cell>
        </table:table-row>
        <table:table-row table:style-name="ro1">
          <table:table-cell office:value-type="string">
            <text:p>authority/klout_score</text:p>
          </table:table-cell>
          <table:table-cell office:value-type="float" office:value="0.6246">
            <text:p>0.6246</text:p>
          </table:table-cell>
          <table:table-cell office:value-type="float" office:value="0.4516">
            <text:p>0.4516</text:p>
          </table:table-cell>
        </table:table-row>
        <table:table-row table:style-name="ro1">
          <table:table-cell office:value-type="string">
            <text:p>eigencentrality/interaction_count</text:p>
          </table:table-cell>
          <table:table-cell office:value-type="float" office:value="0.605">
            <text:p>0.605</text:p>
          </table:table-cell>
          <table:table-cell office:value-type="float" office:value="0.4299">
            <text:p>0.4299</text:p>
          </table:table-cell>
        </table:table-row>
        <table:table-row table:style-name="ro1">
          <table:table-cell office:value-type="string">
            <text:p>authority/closnesscentrality</text:p>
          </table:table-cell>
          <table:table-cell office:value-type="float" office:value="0.5951">
            <text:p>0.5951</text:p>
          </table:table-cell>
          <table:table-cell office:value-type="float" office:value="0.4243">
            <text:p>0.4243</text:p>
          </table:table-cell>
        </table:table-row>
        <table:table-row table:style-name="ro1">
          <table:table-cell office:value-type="string">
            <text:p>interaction_count/klout_score</text:p>
          </table:table-cell>
          <table:table-cell office:value-type="float" office:value="0.5142">
            <text:p>0.5142</text:p>
          </table:table-cell>
          <table:table-cell office:value-type="float" office:value="0.3616">
            <text:p>0.3616</text:p>
          </table:table-cell>
        </table:table-row>
        <table:table-row table:style-name="ro1">
          <table:table-cell office:value-type="string">
            <text:p>klout_score/statuses_count</text:p>
          </table:table-cell>
          <table:table-cell office:value-type="float" office:value="0.5003">
            <text:p>0.5003</text:p>
          </table:table-cell>
          <table:table-cell office:value-type="float" office:value="0.3484">
            <text:p>0.3484</text:p>
          </table:table-cell>
        </table:table-row>
        <table:table-row table:style-name="ro1">
          <table:table-cell office:value-type="string">
            <text:p>clustering/klout_score</text:p>
          </table:table-cell>
          <table:table-cell office:value-type="float" office:value="0.5003">
            <text:p>0.5003</text:p>
          </table:table-cell>
          <table:table-cell office:value-type="float" office:value="0.3484">
            <text:p>0.3484</text:p>
          </table:table-cell>
        </table:table-row>
        <table:table-row table:style-name="ro1">
          <table:table-cell office:value-type="string">
            <text:p>eigencentrality/final_term_score</text:p>
          </table:table-cell>
          <table:table-cell office:value-type="float" office:value="0.4925">
            <text:p>0.4925</text:p>
          </table:table-cell>
          <table:table-cell office:value-type="float" office:value="0.3439">
            <text:p>0.3439</text:p>
          </table:table-cell>
        </table:table-row>
        <table:table-row table:style-name="ro1">
          <table:table-cell office:value-type="string">
            <text:p>authority/eigencentrality</text:p>
          </table:table-cell>
          <table:table-cell office:value-type="float" office:value="0.4907">
            <text:p>0.4907</text:p>
          </table:table-cell>
          <table:table-cell office:value-type="float" office:value="0.3436">
            <text:p>0.3436</text:p>
          </table:table-cell>
        </table:table-row>
        <table:table-row table:style-name="ro1">
          <table:table-cell office:value-type="string">
            <text:p>closnesscentrality/followers_count</text:p>
          </table:table-cell>
          <table:table-cell office:value-type="float" office:value="0.2252">
            <text:p>0.2252</text:p>
          </table:table-cell>
          <table:table-cell office:value-type="float" office:value="0.1849">
            <text:p>0.1849</text:p>
          </table:table-cell>
        </table:table-row>
        <table:table-row table:style-name="ro2">
          <table:table-cell office:value-type="string">
            <text:p>clustering/statuses_count</text:p>
          </table:table-cell>
          <table:table-cell office:value-type="float" office:value="0.2082">
            <text:p>0.2082</text:p>
          </table:table-cell>
          <table:table-cell office:value-type="float" office:value="0.1049">
            <text:p>0.1049</text:p>
          </table:table-cell>
        </table:table-row>
        <table:table-row table:style-name="ro1">
          <table:table-cell office:value-type="string">
            <text:p>betweenesscentrality/statuses_count</text:p>
          </table:table-cell>
          <table:table-cell office:value-type="float" office:value="0.1708">
            <text:p>0.1708</text:p>
          </table:table-cell>
          <table:table-cell office:value-type="float" office:value="0.0855">
            <text:p>0.0855</text:p>
          </table:table-cell>
        </table:table-row>
        <table:table-row table:style-name="ro1">
          <table:table-cell office:value-type="string">
            <text:p>betweenesscentrality/clustering</text:p>
          </table:table-cell>
          <table:table-cell office:value-type="float" office:value="0.1708">
            <text:p>0.1708</text:p>
          </table:table-cell>
          <table:table-cell office:value-type="float" office:value="0.0855">
            <text:p>0.0855</text:p>
          </table:table-cell>
        </table:table-row>
        <table:table-row table:style-name="ro1">
          <table:table-cell office:value-type="string">
            <text:p>betweenesscentrality/interaction_count</text:p>
          </table:table-cell>
          <table:table-cell office:value-type="float" office:value="0.137">
            <text:p>0.137</text:p>
          </table:table-cell>
          <table:table-cell office:value-type="float" office:value="0.0684">
            <text:p>0.0684</text:p>
          </table:table-cell>
        </table:table-row>
        <table:table-row table:style-name="ro2">
          <table:table-cell office:value-type="string">
            <text:p>final_term_score/statuses_count</text:p>
          </table:table-cell>
          <table:table-cell office:value-type="float" office:value="0.0498">
            <text:p>0.0498</text:p>
          </table:table-cell>
          <table:table-cell office:value-type="float" office:value="0.0256">
            <text:p>0.0256</text:p>
          </table:table-cell>
        </table:table-row>
        <table:table-row table:style-name="ro2">
          <table:table-cell office:value-type="string">
            <text:p>final_term_score/interaction_count</text:p>
          </table:table-cell>
          <table:table-cell office:value-type="float" office:value="0.041">
            <text:p>0.041</text:p>
          </table:table-cell>
          <table:table-cell office:value-type="float" office:value="0.0206">
            <text:p>0.0206</text:p>
          </table:table-cell>
        </table:table-row>
        <table:table-row table:style-name="ro1">
          <table:table-cell office:value-type="string">
            <text:p>eigencentrality/statuses_count</text:p>
          </table:table-cell>
          <table:table-cell office:value-type="float" office:value="0.0019">
            <text:p>0.0019</text:p>
          </table:table-cell>
          <table:table-cell office:value-type="float" office:value="0.0006">
            <text:p>0.0006</text:p>
          </table:table-cell>
        </table:table-row>
        <table:table-row table:style-name="ro1">
          <table:table-cell office:value-type="string">
            <text:p>betweenesscentrality/followers_count</text:p>
          </table:table-cell>
          <table:table-cell office:value-type="float" office:value="-0.0069">
            <text:p>-0.0069</text:p>
          </table:table-cell>
          <table:table-cell office:value-type="float" office:value="-0.0042">
            <text:p>-0.0042</text:p>
          </table:table-cell>
        </table:table-row>
        <table:table-row table:style-name="ro2">
          <table:table-cell office:value-type="string">
            <text:p>followers_count/statuses_count</text:p>
          </table:table-cell>
          <table:table-cell office:value-type="float" office:value="-0.0427">
            <text:p>-0.0427</text:p>
          </table:table-cell>
          <table:table-cell office:value-type="float" office:value="-0.0231">
            <text:p>-0.0231</text:p>
          </table:table-cell>
        </table:table-row>
        <table:table-row table:style-name="ro1">
          <table:table-cell office:value-type="string">
            <text:p>betweenesscentrality/eigencentrality</text:p>
          </table:table-cell>
          <table:table-cell office:value-type="float" office:value="-0.0558">
            <text:p>-0.0558</text:p>
          </table:table-cell>
          <table:table-cell office:value-type="float" office:value="-0.0288">
            <text:p>-0.0288</text:p>
          </table:table-cell>
        </table:table-row>
        <table:table-row table:style-name="ro1">
          <table:table-cell office:value-type="string">
            <text:p>betweenesscentrality/final_term_score</text:p>
          </table:table-cell>
          <table:table-cell office:value-type="float" office:value="-0.2136">
            <text:p>-0.2136</text:p>
          </table:table-cell>
          <table:table-cell office:value-type="float" office:value="-0.1071">
            <text:p>-0.1071</text:p>
          </table:table-cell>
        </table:table-row>
        <table:table-row table:style-name="ro1">
          <table:table-cell office:value-type="string">
            <text:p>closnesscentrality/interaction_count</text:p>
          </table:table-cell>
          <table:table-cell office:value-type="float" office:value="-0.2815">
            <text:p>-0.2815</text:p>
          </table:table-cell>
          <table:table-cell office:value-type="float" office:value="-0.2262">
            <text:p>-0.2262</text:p>
          </table:table-cell>
        </table:table-row>
        <table:table-row table:style-name="ro2">
          <table:table-cell office:value-type="string">
            <text:p>authority/final_term_score</text:p>
          </table:table-cell>
          <table:table-cell office:value-type="float" office:value="-0.3303">
            <text:p>-0.3303</text:p>
          </table:table-cell>
          <table:table-cell office:value-type="float" office:value="-0.2694">
            <text:p>-0.2694</text:p>
          </table:table-cell>
        </table:table-row>
        <table:table-row table:style-name="ro1">
          <table:table-cell office:value-type="string">
            <text:p>closnesscentrality/statuses_count</text:p>
          </table:table-cell>
          <table:table-cell office:value-type="float" office:value="-0.3303">
            <text:p>-0.3303</text:p>
          </table:table-cell>
          <table:table-cell office:value-type="float" office:value="-0.2694">
            <text:p>-0.2694</text:p>
          </table:table-cell>
        </table:table-row>
        <table:table-row table:style-name="ro2">
          <table:table-cell office:value-type="string">
            <text:p>clustering/interaction_count</text:p>
          </table:table-cell>
          <table:table-cell office:value-type="float" office:value="-0.3527">
            <text:p>-0.3527</text:p>
          </table:table-cell>
          <table:table-cell office:value-type="float" office:value="-0.2636">
            <text:p>-0.2636</text:p>
          </table:table-cell>
        </table:table-row>
        <table:table-row table:style-name="ro1">
          <table:table-cell office:value-type="string">
            <text:p>final_term_score/klout_score</text:p>
          </table:table-cell>
          <table:table-cell office:value-type="float" office:value="-0.3705">
            <text:p>-0.3705</text:p>
          </table:table-cell>
          <table:table-cell office:value-type="float" office:value="-0.2596">
            <text:p>-0.2596</text:p>
          </table:table-cell>
        </table:table-row>
        <table:table-row table:style-name="ro1">
          <table:table-cell office:value-type="string">
            <text:p>closnesscentrality/eigencentrality</text:p>
          </table:table-cell>
          <table:table-cell office:value-type="float" office:value="-0.4001">
            <text:p>-0.4001</text:p>
          </table:table-cell>
          <table:table-cell office:value-type="float" office:value="-0.328">
            <text:p>-0.328</text:p>
          </table:table-cell>
        </table:table-row>
        <table:table-row table:style-name="ro2">
          <table:table-cell office:value-type="string">
            <text:p>authority/interaction_count</text:p>
          </table:table-cell>
          <table:table-cell office:value-type="float" office:value="-0.4168">
            <text:p>-0.4168</text:p>
          </table:table-cell>
          <table:table-cell office:value-type="float" office:value="-0.3133">
            <text:p>-0.3133</text:p>
          </table:table-cell>
        </table:table-row>
        <table:table-row table:style-name="ro1">
          <table:table-cell office:value-type="string">
            <text:p>closnesscentrality/clustering</text:p>
          </table:table-cell>
          <table:table-cell office:value-type="float" office:value="-0.42">
            <text:p>-0.42</text:p>
          </table:table-cell>
          <table:table-cell office:value-type="float" office:value="-0.3039">
            <text:p>-0.3039</text:p>
          </table:table-cell>
        </table:table-row>
        <table:table-row table:style-name="ro1">
          <table:table-cell office:value-type="string">
            <text:p>clustering/indegree</text:p>
          </table:table-cell>
          <table:table-cell office:value-type="float" office:value="-0.4237">
            <text:p>-0.4237</text:p>
          </table:table-cell>
          <table:table-cell office:value-type="float" office:value="-0.2948">
            <text:p>-0.2948</text:p>
          </table:table-cell>
        </table:table-row>
        <table:table-row table:style-name="ro1">
          <table:table-cell office:value-type="string">
            <text:p>closnesscentrality/final_term_score</text:p>
          </table:table-cell>
          <table:table-cell office:value-type="float" office:value="-0.4355">
            <text:p>-0.4355</text:p>
          </table:table-cell>
          <table:table-cell office:value-type="float" office:value="-0.3361">
            <text:p>-0.3361</text:p>
          </table:table-cell>
        </table:table-row>
        <table:table-row table:style-name="ro1">
          <table:table-cell office:value-type="string">
            <text:p>betweenesscentrality/closnesscentrality</text:p>
          </table:table-cell>
          <table:table-cell office:value-type="float" office:value="-0.4633">
            <text:p>-0.4633</text:p>
          </table:table-cell>
          <table:table-cell office:value-type="float" office:value="-0.3468">
            <text:p>-0.3468</text:p>
          </table:table-cell>
        </table:table-row>
        <table:table-row table:style-name="ro1">
          <table:table-cell office:value-type="string">
            <text:p>eigencentrality/indegree</text:p>
          </table:table-cell>
          <table:table-cell office:value-type="float" office:value="-0.4727">
            <text:p>-0.4727</text:p>
          </table:table-cell>
          <table:table-cell office:value-type="float" office:value="-0.328">
            <text:p>-0.328</text:p>
          </table:table-cell>
        </table:table-row>
        <table:table-row table:style-name="ro2">
          <table:table-cell office:value-type="string">
            <text:p>followers_count/interaction_count</text:p>
          </table:table-cell>
          <table:table-cell office:value-type="float" office:value="-0.4987">
            <text:p>-0.4987</text:p>
          </table:table-cell>
          <table:table-cell office:value-type="float" office:value="-0.3531">
            <text:p>-0.3531</text:p>
          </table:table-cell>
        </table:table-row>
        <table:table-row table:style-name="ro1">
          <table:table-cell office:value-type="string">
            <text:p>followers_count/kred_influence</text:p>
          </table:table-cell>
          <table:table-cell office:value-type="float" office:value="-0.5331">
            <text:p>-0.5331</text:p>
          </table:table-cell>
          <table:table-cell office:value-type="float" office:value="-0.3797">
            <text:p>-0.3797</text:p>
          </table:table-cell>
        </table:table-row>
        <table:table-row table:style-name="ro1">
          <table:table-cell office:value-type="string">
            <text:p>betweenesscentrality/klout_score</text:p>
          </table:table-cell>
          <table:table-cell office:value-type="float" office:value="-0.7533">
            <text:p>-0.7533</text:p>
          </table:table-cell>
          <table:table-cell office:value-type="float" office:value="-0.5848">
            <text:p>-0.5848</text:p>
          </table:table-cell>
        </table:table-row>
        <table:table-row table:style-name="ro1">
          <table:table-cell office:value-type="string">
            <text:p>followers_count/indegree</text:p>
          </table:table-cell>
          <table:table-cell office:value-type="float" office:value="-0.7872">
            <text:p>-0.7872</text:p>
          </table:table-cell>
          <table:table-cell office:value-type="float" office:value="-0.6021">
            <text:p>-0.6021</text:p>
          </table:table-cell>
        </table:table-row>
        <table:table-row table:style-name="ro1">
          <table:table-cell office:value-type="string">
            <text:p>final_term_score/indegree</text:p>
          </table:table-cell>
          <table:table-cell office:value-type="float" office:value="-0.7872">
            <text:p>-0.7872</text:p>
          </table:table-cell>
          <table:table-cell office:value-type="float" office:value="-0.6021">
            <text:p>-0.6021</text:p>
          </table:table-cell>
        </table:table-row>
        <table:table-row table:style-name="ro2">
          <table:table-cell office:value-type="string">
            <text:p>authority/statuses_count</text:p>
          </table:table-cell>
          <table:table-cell office:value-type="float" office:value="-0.8252">
            <text:p>-0.8252</text:p>
          </table:table-cell>
          <table:table-cell office:value-type="float" office:value="-0.6442">
            <text:p>-0.6442</text:p>
          </table:table-cell>
        </table:table-row>
      </table:table>
      <table:table table:name="Group 147 NDP (172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1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9778">
            <text:p>0.9778</text:p>
          </table:table-cell>
        </table:table-row>
        <table:table-row table:style-name="ro1">
          <table:table-cell office:value-type="string">
            <text:p>final_term_score/kred_influence</text:p>
          </table:table-cell>
          <table:table-cell office:value-type="float" office:value="0.9722">
            <text:p>0.9722</text:p>
          </table:table-cell>
          <table:table-cell office:value-type="float" office:value="0.8652">
            <text:p>0.8652</text:p>
          </table:table-cell>
        </table:table-row>
        <table:table-row table:style-name="ro1">
          <table:table-cell office:value-type="string">
            <text:p>authority/betweenesscentrality</text:p>
          </table:table-cell>
          <table:table-cell office:value-type="float" office:value="0.9722">
            <text:p>0.9722</text:p>
          </table:table-cell>
          <table:table-cell office:value-type="float" office:value="0.8652">
            <text:p>0.8652</text:p>
          </table:table-cell>
        </table:table-row>
        <table:table-row table:style-name="ro1">
          <table:table-cell office:value-type="string">
            <text:p>eigencentrality/klout_score</text:p>
          </table:table-cell>
          <table:table-cell office:value-type="float" office:value="0.8916">
            <text:p>0.8916</text:p>
          </table:table-cell>
          <table:table-cell office:value-type="float" office:value="0.7124">
            <text:p>0.7124</text:p>
          </table:table-cell>
        </table:table-row>
        <table:table-row table:style-name="ro1">
          <table:table-cell office:value-type="string">
            <text:p>betweenesscentrality/kred_influence</text:p>
          </table:table-cell>
          <table:table-cell office:value-type="float" office:value="0.8857">
            <text:p>0.8857</text:p>
          </table:table-cell>
          <table:table-cell office:value-type="float" office:value="0.7096">
            <text:p>0.7096</text:p>
          </table:table-cell>
        </table:table-row>
        <table:table-row table:style-name="ro1">
          <table:table-cell office:value-type="string">
            <text:p>closnesscentrality/kred_influence</text:p>
          </table:table-cell>
          <table:table-cell office:value-type="float" office:value="0.8373">
            <text:p>0.8373</text:p>
          </table:table-cell>
          <table:table-cell office:value-type="float" office:value="0.6557">
            <text:p>0.6557</text:p>
          </table:table-cell>
        </table:table-row>
        <table:table-row table:style-name="ro1">
          <table:table-cell office:value-type="string">
            <text:p>authority/indegree</text:p>
          </table:table-cell>
          <table:table-cell office:value-type="float" office:value="0.8287">
            <text:p>0.8287</text:p>
          </table:table-cell>
          <table:table-cell office:value-type="float" office:value="0.652">
            <text:p>0.652</text:p>
          </table:table-cell>
        </table:table-row>
        <table:table-row table:style-name="ro1">
          <table:table-cell office:value-type="string">
            <text:p>indegree/interaction_count</text:p>
          </table:table-cell>
          <table:table-cell office:value-type="float" office:value="0.8107">
            <text:p>0.8107</text:p>
          </table:table-cell>
          <table:table-cell office:value-type="float" office:value="0.6448">
            <text:p>0.6448</text:p>
          </table:table-cell>
        </table:table-row>
        <table:table-row table:style-name="ro1">
          <table:table-cell office:value-type="string">
            <text:p>closnesscentrality/klout_score</text:p>
          </table:table-cell>
          <table:table-cell office:value-type="float" office:value="0.8107">
            <text:p>0.8107</text:p>
          </table:table-cell>
          <table:table-cell office:value-type="float" office:value="0.6448">
            <text:p>0.6448</text:p>
          </table:table-cell>
        </table:table-row>
        <table:table-row table:style-name="ro2">
          <table:table-cell office:value-type="string">
            <text:p>authority/followers_count</text:p>
          </table:table-cell>
          <table:table-cell office:value-type="float" office:value="0.8016">
            <text:p>0.8016</text:p>
          </table:table-cell>
          <table:table-cell office:value-type="float" office:value="0.642">
            <text:p>0.642</text:p>
          </table:table-cell>
        </table:table-row>
        <table:table-row table:style-name="ro2">
          <table:table-cell office:value-type="string">
            <text:p>interaction_count/statuses_count</text:p>
          </table:table-cell>
          <table:table-cell office:value-type="float" office:value="0.7973">
            <text:p>0.7973</text:p>
          </table:table-cell>
          <table:table-cell office:value-type="float" office:value="0.5977">
            <text:p>0.5977</text:p>
          </table:table-cell>
        </table:table-row>
        <table:table-row table:style-name="ro2">
          <table:table-cell office:value-type="string">
            <text:p>final_term_score/followers_count</text:p>
          </table:table-cell>
          <table:table-cell office:value-type="float" office:value="0.7973">
            <text:p>0.7973</text:p>
          </table:table-cell>
          <table:table-cell office:value-type="float" office:value="0.5977">
            <text:p>0.5977</text:p>
          </table:table-cell>
        </table:table-row>
        <table:table-row table:style-name="ro1">
          <table:table-cell office:value-type="string">
            <text:p>clustering/kred_influence</text:p>
          </table:table-cell>
          <table:table-cell office:value-type="float" office:value="0.7719">
            <text:p>0.7719</text:p>
          </table:table-cell>
          <table:table-cell office:value-type="float" office:value="0.568">
            <text:p>0.568</text:p>
          </table:table-cell>
        </table:table-row>
        <table:table-row table:style-name="ro2">
          <table:table-cell office:value-type="string">
            <text:p>clustering/final_term_score</text:p>
          </table:table-cell>
          <table:table-cell office:value-type="float" office:value="0.7257">
            <text:p>0.7257</text:p>
          </table:table-cell>
          <table:table-cell office:value-type="float" office:value="0.5293">
            <text:p>0.5293</text:p>
          </table:table-cell>
        </table:table-row>
        <table:table-row table:style-name="ro1">
          <table:table-cell office:value-type="string">
            <text:p>authority/kred_influence</text:p>
          </table:table-cell>
          <table:table-cell office:value-type="float" office:value="0.6986">
            <text:p>0.6986</text:p>
          </table:table-cell>
          <table:table-cell office:value-type="float" office:value="0.5095">
            <text:p>0.5095</text:p>
          </table:table-cell>
        </table:table-row>
        <table:table-row table:style-name="ro1">
          <table:table-cell office:value-type="string">
            <text:p>kred_influence/statuses_count</text:p>
          </table:table-cell>
          <table:table-cell office:value-type="float" office:value="0.6986">
            <text:p>0.6986</text:p>
          </table:table-cell>
          <table:table-cell office:value-type="float" office:value="0.5095">
            <text:p>0.5095</text:p>
          </table:table-cell>
        </table:table-row>
        <table:table-row table:style-name="ro1">
          <table:table-cell office:value-type="string">
            <text:p>followers_count/klout_score</text:p>
          </table:table-cell>
          <table:table-cell office:value-type="float" office:value="0.6816">
            <text:p>0.6816</text:p>
          </table:table-cell>
          <table:table-cell office:value-type="float" office:value="0.4944">
            <text:p>0.4944</text:p>
          </table:table-cell>
        </table:table-row>
        <table:table-row table:style-name="ro2">
          <table:table-cell office:value-type="string">
            <text:p>authority/clustering</text:p>
          </table:table-cell>
          <table:table-cell office:value-type="float" office:value="0.6809">
            <text:p>0.6809</text:p>
          </table:table-cell>
          <table:table-cell office:value-type="float" office:value="0.4969">
            <text:p>0.4969</text:p>
          </table:table-cell>
        </table:table-row>
        <table:table-row table:style-name="ro1">
          <table:table-cell office:value-type="string">
            <text:p>eigencentrality/kred_influence</text:p>
          </table:table-cell>
          <table:table-cell office:value-type="float" office:value="0.6797">
            <text:p>0.6797</text:p>
          </table:table-cell>
          <table:table-cell office:value-type="float" office:value="0.4923">
            <text:p>0.4923</text:p>
          </table:table-cell>
        </table:table-row>
        <table:table-row table:style-name="ro1">
          <table:table-cell office:value-type="string">
            <text:p>eigencentrality/followers_count</text:p>
          </table:table-cell>
          <table:table-cell office:value-type="float" office:value="0.678">
            <text:p>0.678</text:p>
          </table:table-cell>
          <table:table-cell office:value-type="float" office:value="0.491">
            <text:p>0.491</text:p>
          </table:table-cell>
        </table:table-row>
        <table:table-row table:style-name="ro1">
          <table:table-cell office:value-type="string">
            <text:p>clustering/eigencentrality</text:p>
          </table:table-cell>
          <table:table-cell office:value-type="float" office:value="0.6715">
            <text:p>0.6715</text:p>
          </table:table-cell>
          <table:table-cell office:value-type="float" office:value="0.4878">
            <text:p>0.4878</text:p>
          </table:table-cell>
        </table:table-row>
        <table:table-row table:style-name="ro1">
          <table:table-cell office:value-type="string">
            <text:p>indegree/klout_score</text:p>
          </table:table-cell>
          <table:table-cell office:value-type="float" office:value="0.6545">
            <text:p>0.6545</text:p>
          </table:table-cell>
          <table:table-cell office:value-type="float" office:value="0.4705">
            <text:p>0.4705</text:p>
          </table:table-cell>
        </table:table-row>
        <table:table-row table:style-name="ro1">
          <table:table-cell office:value-type="string">
            <text:p>betweenesscentrality/indegree</text:p>
          </table:table-cell>
          <table:table-cell office:value-type="float" office:value="0.6545">
            <text:p>0.6545</text:p>
          </table:table-cell>
          <table:table-cell office:value-type="float" office:value="0.4705">
            <text:p>0.4705</text:p>
          </table:table-cell>
        </table:table-row>
        <table:table-row table:style-name="ro2">
          <table:table-cell office:value-type="string">
            <text:p>clustering/followers_count</text:p>
          </table:table-cell>
          <table:table-cell office:value-type="float" office:value="0.6346">
            <text:p>0.6346</text:p>
          </table:table-cell>
          <table:table-cell office:value-type="float" office:value="0.4497">
            <text:p>0.4497</text:p>
          </table:table-cell>
        </table:table-row>
        <table:table-row table:style-name="ro1">
          <table:table-cell office:value-type="string">
            <text:p>interaction_count/kred_influence</text:p>
          </table:table-cell>
          <table:table-cell office:value-type="float" office:value="0.6241">
            <text:p>0.6241</text:p>
          </table:table-cell>
          <table:table-cell office:value-type="float" office:value="0.4451">
            <text:p>0.4451</text:p>
          </table:table-cell>
        </table:table-row>
        <table:table-row table:style-name="ro1">
          <table:table-cell office:value-type="string">
            <text:p>eigencentrality/interaction_count</text:p>
          </table:table-cell>
          <table:table-cell office:value-type="float" office:value="0.6214">
            <text:p>0.6214</text:p>
          </table:table-cell>
          <table:table-cell office:value-type="float" office:value="0.4469">
            <text:p>0.4469</text:p>
          </table:table-cell>
        </table:table-row>
        <table:table-row table:style-name="ro1">
          <table:table-cell office:value-type="string">
            <text:p>indegree/kred_influence</text:p>
          </table:table-cell>
          <table:table-cell office:value-type="float" office:value="0.5816">
            <text:p>0.5816</text:p>
          </table:table-cell>
          <table:table-cell office:value-type="float" office:value="0.4086">
            <text:p>0.4086</text:p>
          </table:table-cell>
        </table:table-row>
        <table:table-row table:style-name="ro1">
          <table:table-cell office:value-type="string">
            <text:p>indegree/statuses_count</text:p>
          </table:table-cell>
          <table:table-cell office:value-type="float" office:value="0.5816">
            <text:p>0.5816</text:p>
          </table:table-cell>
          <table:table-cell office:value-type="float" office:value="0.4086">
            <text:p>0.4086</text:p>
          </table:table-cell>
        </table:table-row>
        <table:table-row table:style-name="ro1">
          <table:table-cell office:value-type="string">
            <text:p>klout_score/kred_influence</text:p>
          </table:table-cell>
          <table:table-cell office:value-type="float" office:value="0.5708">
            <text:p>0.5708</text:p>
          </table:table-cell>
          <table:table-cell office:value-type="float" office:value="0.405">
            <text:p>0.405</text:p>
          </table:table-cell>
        </table:table-row>
        <table:table-row table:style-name="ro1">
          <table:table-cell office:value-type="string">
            <text:p>authority/klout_score</text:p>
          </table:table-cell>
          <table:table-cell office:value-type="float" office:value="0.5638">
            <text:p>0.5638</text:p>
          </table:table-cell>
          <table:table-cell office:value-type="float" office:value="0.3915">
            <text:p>0.3915</text:p>
          </table:table-cell>
        </table:table-row>
        <table:table-row table:style-name="ro1">
          <table:table-cell office:value-type="string">
            <text:p>authority/closnesscentrality</text:p>
          </table:table-cell>
          <table:table-cell office:value-type="float" office:value="0.5494">
            <text:p>0.5494</text:p>
          </table:table-cell>
          <table:table-cell office:value-type="float" office:value="0.3871">
            <text:p>0.3871</text:p>
          </table:table-cell>
        </table:table-row>
        <table:table-row table:style-name="ro1">
          <table:table-cell office:value-type="string">
            <text:p>interaction_count/klout_score</text:p>
          </table:table-cell>
          <table:table-cell office:value-type="float" office:value="0.4444">
            <text:p>0.4444</text:p>
          </table:table-cell>
          <table:table-cell office:value-type="float" office:value="0.3013">
            <text:p>0.3013</text:p>
          </table:table-cell>
        </table:table-row>
        <table:table-row table:style-name="ro1">
          <table:table-cell office:value-type="string">
            <text:p>eigencentrality/final_term_score</text:p>
          </table:table-cell>
          <table:table-cell office:value-type="float" office:value="0.4252">
            <text:p>0.4252</text:p>
          </table:table-cell>
          <table:table-cell office:value-type="float" office:value="0.2959">
            <text:p>0.2959</text:p>
          </table:table-cell>
        </table:table-row>
        <table:table-row table:style-name="ro1">
          <table:table-cell office:value-type="string">
            <text:p>klout_score/statuses_count</text:p>
          </table:table-cell>
          <table:table-cell office:value-type="float" office:value="0.4049">
            <text:p>0.4049</text:p>
          </table:table-cell>
          <table:table-cell office:value-type="float" office:value="0.2765">
            <text:p>0.2765</text:p>
          </table:table-cell>
        </table:table-row>
        <table:table-row table:style-name="ro1">
          <table:table-cell office:value-type="string">
            <text:p>clustering/klout_score</text:p>
          </table:table-cell>
          <table:table-cell office:value-type="float" office:value="0.4049">
            <text:p>0.4049</text:p>
          </table:table-cell>
          <table:table-cell office:value-type="float" office:value="0.2765">
            <text:p>0.2765</text:p>
          </table:table-cell>
        </table:table-row>
        <table:table-row table:style-name="ro1">
          <table:table-cell office:value-type="string">
            <text:p>authority/eigencentrality</text:p>
          </table:table-cell>
          <table:table-cell office:value-type="float" office:value="0.3991">
            <text:p>0.3991</text:p>
          </table:table-cell>
          <table:table-cell office:value-type="float" office:value="0.2741">
            <text:p>0.2741</text:p>
          </table:table-cell>
        </table:table-row>
        <table:table-row table:style-name="ro1">
          <table:table-cell office:value-type="string">
            <text:p>closnesscentrality/followers_count</text:p>
          </table:table-cell>
          <table:table-cell office:value-type="float" office:value="0.2707">
            <text:p>0.2707</text:p>
          </table:table-cell>
          <table:table-cell office:value-type="float" office:value="0.222">
            <text:p>0.222</text:p>
          </table:table-cell>
        </table:table-row>
        <table:table-row table:style-name="ro2">
          <table:table-cell office:value-type="string">
            <text:p>clustering/statuses_count</text:p>
          </table:table-cell>
          <table:table-cell office:value-type="float" office:value="0.2618">
            <text:p>0.2618</text:p>
          </table:table-cell>
          <table:table-cell office:value-type="float" office:value="0.1197">
            <text:p>0.1197</text:p>
          </table:table-cell>
        </table:table-row>
        <table:table-row table:style-name="ro1">
          <table:table-cell office:value-type="string">
            <text:p>betweenesscentrality/interaction_count</text:p>
          </table:table-cell>
          <table:table-cell office:value-type="float" office:value="0.2411">
            <text:p>0.2411</text:p>
          </table:table-cell>
          <table:table-cell office:value-type="float" office:value="0.1108">
            <text:p>0.1108</text:p>
          </table:table-cell>
        </table:table-row>
        <table:table-row table:style-name="ro1">
          <table:table-cell office:value-type="string">
            <text:p>betweenesscentrality/statuses_count</text:p>
          </table:table-cell>
          <table:table-cell office:value-type="float" office:value="0.2231">
            <text:p>0.2231</text:p>
          </table:table-cell>
          <table:table-cell office:value-type="float" office:value="0.1021">
            <text:p>0.1021</text:p>
          </table:table-cell>
        </table:table-row>
        <table:table-row table:style-name="ro1">
          <table:table-cell office:value-type="string">
            <text:p>betweenesscentrality/clustering</text:p>
          </table:table-cell>
          <table:table-cell office:value-type="float" office:value="0.2231">
            <text:p>0.2231</text:p>
          </table:table-cell>
          <table:table-cell office:value-type="float" office:value="0.1021">
            <text:p>0.1021</text:p>
          </table:table-cell>
        </table:table-row>
        <table:table-row table:style-name="ro2">
          <table:table-cell office:value-type="string">
            <text:p>followers_count/statuses_count</text:p>
          </table:table-cell>
          <table:table-cell office:value-type="float" office:value="0.1862">
            <text:p>0.1862</text:p>
          </table:table-cell>
          <table:table-cell office:value-type="float" office:value="0.0847">
            <text:p>0.0847</text:p>
          </table:table-cell>
        </table:table-row>
        <table:table-row table:style-name="ro1">
          <table:table-cell office:value-type="string">
            <text:p>eigencentrality/statuses_count</text:p>
          </table:table-cell>
          <table:table-cell office:value-type="float" office:value="0.1464">
            <text:p>0.1464</text:p>
          </table:table-cell>
          <table:table-cell office:value-type="float" office:value="0.067">
            <text:p>0.067</text:p>
          </table:table-cell>
        </table:table-row>
        <table:table-row table:style-name="ro2">
          <table:table-cell office:value-type="string">
            <text:p>final_term_score/interaction_count</text:p>
          </table:table-cell>
          <table:table-cell office:value-type="float" office:value="0.1419">
            <text:p>0.1419</text:p>
          </table:table-cell>
          <table:table-cell office:value-type="float" office:value="0.064">
            <text:p>0.064</text:p>
          </table:table-cell>
        </table:table-row>
        <table:table-row table:style-name="ro1">
          <table:table-cell office:value-type="string">
            <text:p>betweenesscentrality/eigencentrality</text:p>
          </table:table-cell>
          <table:table-cell office:value-type="float" office:value="0.1404">
            <text:p>0.1404</text:p>
          </table:table-cell>
          <table:table-cell office:value-type="float" office:value="0.0639">
            <text:p>0.0639</text:p>
          </table:table-cell>
        </table:table-row>
        <table:table-row table:style-name="ro1">
          <table:table-cell office:value-type="string">
            <text:p>betweenesscentrality/followers_count</text:p>
          </table:table-cell>
          <table:table-cell office:value-type="float" office:value="0.1035">
            <text:p>0.1035</text:p>
          </table:table-cell>
          <table:table-cell office:value-type="float" office:value="0.0475">
            <text:p>0.0475</text:p>
          </table:table-cell>
        </table:table-row>
        <table:table-row table:style-name="ro2">
          <table:table-cell office:value-type="string">
            <text:p>final_term_score/statuses_count</text:p>
          </table:table-cell>
          <table:table-cell office:value-type="float" office:value="-0.1317">
            <text:p>-0.1317</text:p>
          </table:table-cell>
          <table:table-cell office:value-type="float" office:value="-0.061">
            <text:p>-0.061</text:p>
          </table:table-cell>
        </table:table-row>
        <table:table-row table:style-name="ro1">
          <table:table-cell office:value-type="string">
            <text:p>betweenesscentrality/final_term_score</text:p>
          </table:table-cell>
          <table:table-cell office:value-type="float" office:value="-0.2629">
            <text:p>-0.2629</text:p>
          </table:table-cell>
          <table:table-cell office:value-type="float" office:value="-0.121">
            <text:p>-0.121</text:p>
          </table:table-cell>
        </table:table-row>
        <table:table-row table:style-name="ro1">
          <table:table-cell office:value-type="string">
            <text:p>closnesscentrality/interaction_count</text:p>
          </table:table-cell>
          <table:table-cell office:value-type="float" office:value="-0.2772">
            <text:p>-0.2772</text:p>
          </table:table-cell>
          <table:table-cell office:value-type="float" office:value="-0.2217">
            <text:p>-0.2217</text:p>
          </table:table-cell>
        </table:table-row>
        <table:table-row table:style-name="ro2">
          <table:table-cell office:value-type="string">
            <text:p>clustering/interaction_count</text:p>
          </table:table-cell>
          <table:table-cell office:value-type="float" office:value="-0.2879">
            <text:p>-0.2879</text:p>
          </table:table-cell>
          <table:table-cell office:value-type="float" office:value="-0.2068">
            <text:p>-0.2068</text:p>
          </table:table-cell>
        </table:table-row>
        <table:table-row table:style-name="ro2">
          <table:table-cell office:value-type="string">
            <text:p>authority/final_term_score</text:p>
          </table:table-cell>
          <table:table-cell office:value-type="float" office:value="-0.3008">
            <text:p>-0.3008</text:p>
          </table:table-cell>
          <table:table-cell office:value-type="float" office:value="-0.2333">
            <text:p>-0.2333</text:p>
          </table:table-cell>
        </table:table-row>
        <table:table-row table:style-name="ro1">
          <table:table-cell office:value-type="string">
            <text:p>closnesscentrality/statuses_count</text:p>
          </table:table-cell>
          <table:table-cell office:value-type="float" office:value="-0.3008">
            <text:p>-0.3008</text:p>
          </table:table-cell>
          <table:table-cell office:value-type="float" office:value="-0.2333">
            <text:p>-0.2333</text:p>
          </table:table-cell>
        </table:table-row>
        <table:table-row table:style-name="ro1">
          <table:table-cell office:value-type="string">
            <text:p>final_term_score/klout_score</text:p>
          </table:table-cell>
          <table:table-cell office:value-type="float" office:value="-0.3301">
            <text:p>-0.3301</text:p>
          </table:table-cell>
          <table:table-cell office:value-type="float" office:value="-0.2222">
            <text:p>-0.2222</text:p>
          </table:table-cell>
        </table:table-row>
        <table:table-row table:style-name="ro2">
          <table:table-cell office:value-type="string">
            <text:p>authority/interaction_count</text:p>
          </table:table-cell>
          <table:table-cell office:value-type="float" office:value="-0.3975">
            <text:p>-0.3975</text:p>
          </table:table-cell>
          <table:table-cell office:value-type="float" office:value="-0.2803">
            <text:p>-0.2803</text:p>
          </table:table-cell>
        </table:table-row>
        <table:table-row table:style-name="ro1">
          <table:table-cell office:value-type="string">
            <text:p>clustering/indegree</text:p>
          </table:table-cell>
          <table:table-cell office:value-type="float" office:value="-0.3988">
            <text:p>-0.3988</text:p>
          </table:table-cell>
          <table:table-cell office:value-type="float" office:value="-0.2733">
            <text:p>-0.2733</text:p>
          </table:table-cell>
        </table:table-row>
        <table:table-row table:style-name="ro1">
          <table:table-cell office:value-type="string">
            <text:p>eigencentrality/indegree</text:p>
          </table:table-cell>
          <table:table-cell office:value-type="float" office:value="-0.4247">
            <text:p>-0.4247</text:p>
          </table:table-cell>
          <table:table-cell office:value-type="float" office:value="-0.2947">
            <text:p>-0.2947</text:p>
          </table:table-cell>
        </table:table-row>
        <table:table-row table:style-name="ro1">
          <table:table-cell office:value-type="string">
            <text:p>closnesscentrality/clustering</text:p>
          </table:table-cell>
          <table:table-cell office:value-type="float" office:value="-0.4601">
            <text:p>-0.4601</text:p>
          </table:table-cell>
          <table:table-cell office:value-type="float" office:value="-0.3175">
            <text:p>-0.3175</text:p>
          </table:table-cell>
        </table:table-row>
        <table:table-row table:style-name="ro2">
          <table:table-cell office:value-type="string">
            <text:p>followers_count/interaction_count</text:p>
          </table:table-cell>
          <table:table-cell office:value-type="float" office:value="-0.4763">
            <text:p>-0.4763</text:p>
          </table:table-cell>
          <table:table-cell office:value-type="float" office:value="-0.3344">
            <text:p>-0.3344</text:p>
          </table:table-cell>
        </table:table-row>
        <table:table-row table:style-name="ro1">
          <table:table-cell office:value-type="string">
            <text:p>followers_count/kred_influence</text:p>
          </table:table-cell>
          <table:table-cell office:value-type="float" office:value="-0.4875">
            <text:p>-0.4875</text:p>
          </table:table-cell>
          <table:table-cell office:value-type="float" office:value="-0.3393">
            <text:p>-0.3393</text:p>
          </table:table-cell>
        </table:table-row>
        <table:table-row table:style-name="ro1">
          <table:table-cell office:value-type="string">
            <text:p>betweenesscentrality/closnesscentrality</text:p>
          </table:table-cell>
          <table:table-cell office:value-type="float" office:value="-0.4886">
            <text:p>-0.4886</text:p>
          </table:table-cell>
          <table:table-cell office:value-type="float" office:value="-0.347">
            <text:p>-0.347</text:p>
          </table:table-cell>
        </table:table-row>
        <table:table-row table:style-name="ro1">
          <table:table-cell office:value-type="string">
            <text:p>closnesscentrality/final_term_score</text:p>
          </table:table-cell>
          <table:table-cell office:value-type="float" office:value="-0.5177">
            <text:p>-0.5177</text:p>
          </table:table-cell>
          <table:table-cell office:value-type="float" office:value="-0.3766">
            <text:p>-0.3766</text:p>
          </table:table-cell>
        </table:table-row>
        <table:table-row table:style-name="ro1">
          <table:table-cell office:value-type="string">
            <text:p>closnesscentrality/eigencentrality</text:p>
          </table:table-cell>
          <table:table-cell office:value-type="float" office:value="-0.529">
            <text:p>-0.529</text:p>
          </table:table-cell>
          <table:table-cell office:value-type="float" office:value="-0.4172">
            <text:p>-0.4172</text:p>
          </table:table-cell>
        </table:table-row>
        <table:table-row table:style-name="ro1">
          <table:table-cell office:value-type="string">
            <text:p>betweenesscentrality/klout_score</text:p>
          </table:table-cell>
          <table:table-cell office:value-type="float" office:value="-0.723">
            <text:p>-0.723</text:p>
          </table:table-cell>
          <table:table-cell office:value-type="float" office:value="-0.5747">
            <text:p>-0.5747</text:p>
          </table:table-cell>
        </table:table-row>
        <table:table-row table:style-name="ro1">
          <table:table-cell office:value-type="string">
            <text:p>followers_count/indegree</text:p>
          </table:table-cell>
          <table:table-cell office:value-type="float" office:value="-0.7338">
            <text:p>-0.7338</text:p>
          </table:table-cell>
          <table:table-cell office:value-type="float" office:value="-0.5517">
            <text:p>-0.5517</text:p>
          </table:table-cell>
        </table:table-row>
        <table:table-row table:style-name="ro1">
          <table:table-cell office:value-type="string">
            <text:p>final_term_score/indegree</text:p>
          </table:table-cell>
          <table:table-cell office:value-type="float" office:value="-0.7338">
            <text:p>-0.7338</text:p>
          </table:table-cell>
          <table:table-cell office:value-type="float" office:value="-0.5517">
            <text:p>-0.5517</text:p>
          </table:table-cell>
        </table:table-row>
        <table:table-row table:style-name="ro2">
          <table:table-cell office:value-type="string">
            <text:p>authority/statuses_count</text:p>
          </table:table-cell>
          <table:table-cell office:value-type="float" office:value="-0.7854">
            <text:p>-0.7854</text:p>
          </table:table-cell>
          <table:table-cell office:value-type="float" office:value="-0.6115">
            <text:p>-0.6115</text:p>
          </table:table-cell>
        </table:table-row>
      </table:table>
      <table:table table:name="Group 197 NDP (123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1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3652">
            <text:p>0.3652</text:p>
          </table:table-cell>
        </table:table-row>
        <table:table-row table:style-name="ro1">
          <table:table-cell office:value-type="string">
            <text:p>final_term_score/kred_influence</text:p>
          </table:table-cell>
          <table:table-cell office:value-type="float" office:value="0.9987">
            <text:p>0.9987</text:p>
          </table:table-cell>
          <table:table-cell office:value-type="float" office:value="0.3652">
            <text:p>0.3652</text:p>
          </table:table-cell>
        </table:table-row>
        <table:table-row table:style-name="ro1">
          <table:table-cell office:value-type="string">
            <text:p>authority/betweenesscentrality</text:p>
          </table:table-cell>
          <table:table-cell office:value-type="float" office:value="0.9987">
            <text:p>0.9987</text:p>
          </table:table-cell>
          <table:table-cell office:value-type="float" office:value="0.3652">
            <text:p>0.3652</text:p>
          </table:table-cell>
        </table:table-row>
        <table:table-row table:style-name="ro1">
          <table:table-cell office:value-type="string">
            <text:p>eigencentrality/klout_score</text:p>
          </table:table-cell>
          <table:table-cell office:value-type="float" office:value="0.8689">
            <text:p>0.8689</text:p>
          </table:table-cell>
          <table:table-cell office:value-type="float" office:value="0.6949">
            <text:p>0.6949</text:p>
          </table:table-cell>
        </table:table-row>
        <table:table-row table:style-name="ro1">
          <table:table-cell office:value-type="string">
            <text:p>betweenesscentrality/kred_influence</text:p>
          </table:table-cell>
          <table:table-cell office:value-type="float" office:value="0.8622">
            <text:p>0.8622</text:p>
          </table:table-cell>
          <table:table-cell office:value-type="float" office:value="0.6723">
            <text:p>0.6723</text:p>
          </table:table-cell>
        </table:table-row>
        <table:table-row table:style-name="ro1">
          <table:table-cell office:value-type="string">
            <text:p>authority/indegree</text:p>
          </table:table-cell>
          <table:table-cell office:value-type="float" office:value="0.8603">
            <text:p>0.8603</text:p>
          </table:table-cell>
          <table:table-cell office:value-type="float" office:value="0.6733">
            <text:p>0.6733</text:p>
          </table:table-cell>
        </table:table-row>
        <table:table-row table:style-name="ro1">
          <table:table-cell office:value-type="string">
            <text:p>closnesscentrality/kred_influence</text:p>
          </table:table-cell>
          <table:table-cell office:value-type="float" office:value="0.8252">
            <text:p>0.8252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clustering/kred_influence</text:p>
          </table:table-cell>
          <table:table-cell office:value-type="float" office:value="0.8188">
            <text:p>0.8188</text:p>
          </table:table-cell>
          <table:table-cell office:value-type="float" office:value="0.6191">
            <text:p>0.6191</text:p>
          </table:table-cell>
        </table:table-row>
        <table:table-row table:style-name="ro2">
          <table:table-cell office:value-type="string">
            <text:p>authority/followers_count</text:p>
          </table:table-cell>
          <table:table-cell office:value-type="float" office:value="0.7325">
            <text:p>0.7325</text:p>
          </table:table-cell>
          <table:table-cell office:value-type="float" office:value="0.1925">
            <text:p>0.1925</text:p>
          </table:table-cell>
        </table:table-row>
        <table:table-row table:style-name="ro1">
          <table:table-cell office:value-type="string">
            <text:p>indegree/interaction_count</text:p>
          </table:table-cell>
          <table:table-cell office:value-type="float" office:value="0.7315">
            <text:p>0.7315</text:p>
          </table:table-cell>
          <table:table-cell office:value-type="float" office:value="0.1913">
            <text:p>0.1913</text:p>
          </table:table-cell>
        </table:table-row>
        <table:table-row table:style-name="ro1">
          <table:table-cell office:value-type="string">
            <text:p>closnesscentrality/klout_score</text:p>
          </table:table-cell>
          <table:table-cell office:value-type="float" office:value="0.7315">
            <text:p>0.7315</text:p>
          </table:table-cell>
          <table:table-cell office:value-type="float" office:value="0.1913">
            <text:p>0.1913</text:p>
          </table:table-cell>
        </table:table-row>
        <table:table-row table:style-name="ro1">
          <table:table-cell office:value-type="string">
            <text:p>followers_count/klout_score</text:p>
          </table:table-cell>
          <table:table-cell office:value-type="float" office:value="0.716">
            <text:p>0.716</text:p>
          </table:table-cell>
          <table:table-cell office:value-type="float" office:value="0.5333">
            <text:p>0.5333</text:p>
          </table:table-cell>
        </table:table-row>
        <table:table-row table:style-name="ro2">
          <table:table-cell office:value-type="string">
            <text:p>clustering/followers_count</text:p>
          </table:table-cell>
          <table:table-cell office:value-type="float" office:value="0.6163">
            <text:p>0.6163</text:p>
          </table:table-cell>
          <table:table-cell office:value-type="float" office:value="0.4068">
            <text:p>0.4068</text:p>
          </table:table-cell>
        </table:table-row>
        <table:table-row table:style-name="ro1">
          <table:table-cell office:value-type="string">
            <text:p>closnesscentrality/interaction_count</text:p>
          </table:table-cell>
          <table:table-cell office:value-type="float" office:value="0.6087">
            <text:p>0.6087</text:p>
          </table:table-cell>
          <table:table-cell office:value-type="float" office:value="0.199">
            <text:p>0.199</text:p>
          </table:table-cell>
        </table:table-row>
        <table:table-row table:style-name="ro2">
          <table:table-cell office:value-type="string">
            <text:p>authority/final_term_score</text:p>
          </table:table-cell>
          <table:table-cell office:value-type="float" office:value="0.6084">
            <text:p>0.6084</text:p>
          </table:table-cell>
          <table:table-cell office:value-type="float" office:value="0.1973">
            <text:p>0.1973</text:p>
          </table:table-cell>
        </table:table-row>
        <table:table-row table:style-name="ro1">
          <table:table-cell office:value-type="string">
            <text:p>closnesscentrality/statuses_count</text:p>
          </table:table-cell>
          <table:table-cell office:value-type="float" office:value="0.6084">
            <text:p>0.6084</text:p>
          </table:table-cell>
          <table:table-cell office:value-type="float" office:value="0.1973">
            <text:p>0.1973</text:p>
          </table:table-cell>
        </table:table-row>
        <table:table-row table:style-name="ro2">
          <table:table-cell office:value-type="string">
            <text:p>interaction_count/statuses_count</text:p>
          </table:table-cell>
          <table:table-cell office:value-type="float" office:value="0.5721">
            <text:p>0.5721</text:p>
          </table:table-cell>
          <table:table-cell office:value-type="float" office:value="0.2644">
            <text:p>0.2644</text:p>
          </table:table-cell>
        </table:table-row>
        <table:table-row table:style-name="ro2">
          <table:table-cell office:value-type="string">
            <text:p>final_term_score/followers_count</text:p>
          </table:table-cell>
          <table:table-cell office:value-type="float" office:value="0.5721">
            <text:p>0.5721</text:p>
          </table:table-cell>
          <table:table-cell office:value-type="float" office:value="0.2644">
            <text:p>0.2644</text:p>
          </table:table-cell>
        </table:table-row>
        <table:table-row table:style-name="ro2">
          <table:table-cell office:value-type="string">
            <text:p>clustering/final_term_score</text:p>
          </table:table-cell>
          <table:table-cell office:value-type="float" office:value="0.5632">
            <text:p>0.5632</text:p>
          </table:table-cell>
          <table:table-cell office:value-type="float" office:value="0.2604">
            <text:p>0.2604</text:p>
          </table:table-cell>
        </table:table-row>
        <table:table-row table:style-name="ro1">
          <table:table-cell office:value-type="string">
            <text:p>eigencentrality/followers_count</text:p>
          </table:table-cell>
          <table:table-cell office:value-type="float" office:value="0.5547">
            <text:p>0.5547</text:p>
          </table:table-cell>
          <table:table-cell office:value-type="float" office:value="0.3684">
            <text:p>0.3684</text:p>
          </table:table-cell>
        </table:table-row>
        <table:table-row table:style-name="ro1">
          <table:table-cell office:value-type="string">
            <text:p>closnesscentrality/final_term_score</text:p>
          </table:table-cell>
          <table:table-cell office:value-type="float" office:value="0.5487">
            <text:p>0.5487</text:p>
          </table:table-cell>
          <table:table-cell office:value-type="float" office:value="0.2511">
            <text:p>0.2511</text:p>
          </table:table-cell>
        </table:table-row>
        <table:table-row table:style-name="ro1">
          <table:table-cell office:value-type="string">
            <text:p>indegree/klout_score</text:p>
          </table:table-cell>
          <table:table-cell office:value-type="float" office:value="0.5479">
            <text:p>0.5479</text:p>
          </table:table-cell>
          <table:table-cell office:value-type="float" office:value="0.2716">
            <text:p>0.2716</text:p>
          </table:table-cell>
        </table:table-row>
        <table:table-row table:style-name="ro1">
          <table:table-cell office:value-type="string">
            <text:p>betweenesscentrality/indegree</text:p>
          </table:table-cell>
          <table:table-cell office:value-type="float" office:value="0.5479">
            <text:p>0.5479</text:p>
          </table:table-cell>
          <table:table-cell office:value-type="float" office:value="0.2716">
            <text:p>0.2716</text:p>
          </table:table-cell>
        </table:table-row>
        <table:table-row table:style-name="ro1">
          <table:table-cell office:value-type="string">
            <text:p>authority/kred_influence</text:p>
          </table:table-cell>
          <table:table-cell office:value-type="float" office:value="0.5451">
            <text:p>0.5451</text:p>
          </table:table-cell>
          <table:table-cell office:value-type="float" office:value="0.2734">
            <text:p>0.2734</text:p>
          </table:table-cell>
        </table:table-row>
        <table:table-row table:style-name="ro1">
          <table:table-cell office:value-type="string">
            <text:p>kred_influence/statuses_count</text:p>
          </table:table-cell>
          <table:table-cell office:value-type="float" office:value="0.5451">
            <text:p>0.5451</text:p>
          </table:table-cell>
          <table:table-cell office:value-type="float" office:value="0.2734">
            <text:p>0.2734</text:p>
          </table:table-cell>
        </table:table-row>
        <table:table-row table:style-name="ro1">
          <table:table-cell office:value-type="string">
            <text:p>interaction_count/kred_influence</text:p>
          </table:table-cell>
          <table:table-cell office:value-type="float" office:value="0.5446">
            <text:p>0.5446</text:p>
          </table:table-cell>
          <table:table-cell office:value-type="float" office:value="0.2695">
            <text:p>0.2695</text:p>
          </table:table-cell>
        </table:table-row>
        <table:table-row table:style-name="ro2">
          <table:table-cell office:value-type="string">
            <text:p>authority/clustering</text:p>
          </table:table-cell>
          <table:table-cell office:value-type="float" office:value="0.5429">
            <text:p>0.5429</text:p>
          </table:table-cell>
          <table:table-cell office:value-type="float" office:value="0.272">
            <text:p>0.272</text:p>
          </table:table-cell>
        </table:table-row>
        <table:table-row table:style-name="ro1">
          <table:table-cell office:value-type="string">
            <text:p>eigencentrality/interaction_count</text:p>
          </table:table-cell>
          <table:table-cell office:value-type="float" office:value="0.538">
            <text:p>0.538</text:p>
          </table:table-cell>
          <table:table-cell office:value-type="float" office:value="0.3521">
            <text:p>0.3521</text:p>
          </table:table-cell>
        </table:table-row>
        <table:table-row table:style-name="ro1">
          <table:table-cell office:value-type="string">
            <text:p>indegree/kred_influence</text:p>
          </table:table-cell>
          <table:table-cell office:value-type="float" office:value="0.53">
            <text:p>0.53</text:p>
          </table:table-cell>
          <table:table-cell office:value-type="float" office:value="0.2575">
            <text:p>0.2575</text:p>
          </table:table-cell>
        </table:table-row>
        <table:table-row table:style-name="ro1">
          <table:table-cell office:value-type="string">
            <text:p>indegree/statuses_count</text:p>
          </table:table-cell>
          <table:table-cell office:value-type="float" office:value="0.53">
            <text:p>0.53</text:p>
          </table:table-cell>
          <table:table-cell office:value-type="float" office:value="0.2575">
            <text:p>0.2575</text:p>
          </table:table-cell>
        </table:table-row>
        <table:table-row table:style-name="ro1">
          <table:table-cell office:value-type="string">
            <text:p>authority/closnesscentrality</text:p>
          </table:table-cell>
          <table:table-cell office:value-type="float" office:value="0.5245">
            <text:p>0.5245</text:p>
          </table:table-cell>
          <table:table-cell office:value-type="float" office:value="0.254">
            <text:p>0.254</text:p>
          </table:table-cell>
        </table:table-row>
        <table:table-row table:style-name="ro1">
          <table:table-cell office:value-type="string">
            <text:p>betweenesscentrality/closnesscentrality</text:p>
          </table:table-cell>
          <table:table-cell office:value-type="float" office:value="0.5035">
            <text:p>0.5035</text:p>
          </table:table-cell>
          <table:table-cell office:value-type="float" office:value="0.2314">
            <text:p>0.2314</text:p>
          </table:table-cell>
        </table:table-row>
        <table:table-row table:style-name="ro2">
          <table:table-cell office:value-type="string">
            <text:p>authority/interaction_count</text:p>
          </table:table-cell>
          <table:table-cell office:value-type="float" office:value="0.4927">
            <text:p>0.4927</text:p>
          </table:table-cell>
          <table:table-cell office:value-type="float" office:value="0.2271">
            <text:p>0.2271</text:p>
          </table:table-cell>
        </table:table-row>
        <table:table-row table:style-name="ro1">
          <table:table-cell office:value-type="string">
            <text:p>closnesscentrality/clustering</text:p>
          </table:table-cell>
          <table:table-cell office:value-type="float" office:value="0.4808">
            <text:p>0.4808</text:p>
          </table:table-cell>
          <table:table-cell office:value-type="float" office:value="0.2258">
            <text:p>0.2258</text:p>
          </table:table-cell>
        </table:table-row>
        <table:table-row table:style-name="ro1">
          <table:table-cell office:value-type="string">
            <text:p>eigencentrality/final_term_score</text:p>
          </table:table-cell>
          <table:table-cell office:value-type="float" office:value="0.4711">
            <text:p>0.4711</text:p>
          </table:table-cell>
          <table:table-cell office:value-type="float" office:value="0.3001">
            <text:p>0.3001</text:p>
          </table:table-cell>
        </table:table-row>
        <table:table-row table:style-name="ro1">
          <table:table-cell office:value-type="string">
            <text:p>klout_score/statuses_count</text:p>
          </table:table-cell>
          <table:table-cell office:value-type="float" office:value="0.4635">
            <text:p>0.4635</text:p>
          </table:table-cell>
          <table:table-cell office:value-type="float" office:value="0.2239">
            <text:p>0.2239</text:p>
          </table:table-cell>
        </table:table-row>
        <table:table-row table:style-name="ro1">
          <table:table-cell office:value-type="string">
            <text:p>clustering/klout_score</text:p>
          </table:table-cell>
          <table:table-cell office:value-type="float" office:value="0.4635">
            <text:p>0.4635</text:p>
          </table:table-cell>
          <table:table-cell office:value-type="float" office:value="0.2239">
            <text:p>0.2239</text:p>
          </table:table-cell>
        </table:table-row>
        <table:table-row table:style-name="ro1">
          <table:table-cell office:value-type="string">
            <text:p>authority/eigencentrality</text:p>
          </table:table-cell>
          <table:table-cell office:value-type="float" office:value="0.4579">
            <text:p>0.4579</text:p>
          </table:table-cell>
          <table:table-cell office:value-type="float" office:value="0.2199">
            <text:p>0.2199</text:p>
          </table:table-cell>
        </table:table-row>
        <table:table-row table:style-name="ro2">
          <table:table-cell office:value-type="string">
            <text:p>clustering/interaction_count</text:p>
          </table:table-cell>
          <table:table-cell office:value-type="float" office:value="0.4486">
            <text:p>0.4486</text:p>
          </table:table-cell>
          <table:table-cell office:value-type="float" office:value="0.1955">
            <text:p>0.1955</text:p>
          </table:table-cell>
        </table:table-row>
        <table:table-row table:style-name="ro1">
          <table:table-cell office:value-type="string">
            <text:p>eigencentrality/kred_influence</text:p>
          </table:table-cell>
          <table:table-cell office:value-type="float" office:value="0.4461">
            <text:p>0.4461</text:p>
          </table:table-cell>
          <table:table-cell office:value-type="float" office:value="0.1647">
            <text:p>0.1647</text:p>
          </table:table-cell>
        </table:table-row>
        <table:table-row table:style-name="ro1">
          <table:table-cell office:value-type="string">
            <text:p>klout_score/kred_influence</text:p>
          </table:table-cell>
          <table:table-cell office:value-type="float" office:value="0.4366">
            <text:p>0.4366</text:p>
          </table:table-cell>
          <table:table-cell office:value-type="float" office:value="0.1594">
            <text:p>0.1594</text:p>
          </table:table-cell>
        </table:table-row>
        <table:table-row table:style-name="ro1">
          <table:table-cell office:value-type="string">
            <text:p>clustering/eigencentrality</text:p>
          </table:table-cell>
          <table:table-cell office:value-type="float" office:value="0.4175">
            <text:p>0.4175</text:p>
          </table:table-cell>
          <table:table-cell office:value-type="float" office:value="0.1423">
            <text:p>0.1423</text:p>
          </table:table-cell>
        </table:table-row>
        <table:table-row table:style-name="ro1">
          <table:table-cell office:value-type="string">
            <text:p>closnesscentrality/eigencentrality</text:p>
          </table:table-cell>
          <table:table-cell office:value-type="float" office:value="0.3967">
            <text:p>0.3967</text:p>
          </table:table-cell>
          <table:table-cell office:value-type="float" office:value="0.0996">
            <text:p>0.0996</text:p>
          </table:table-cell>
        </table:table-row>
        <table:table-row table:style-name="ro1">
          <table:table-cell office:value-type="string">
            <text:p>authority/klout_score</text:p>
          </table:table-cell>
          <table:table-cell office:value-type="float" office:value="0.3744">
            <text:p>0.3744</text:p>
          </table:table-cell>
          <table:table-cell office:value-type="float" office:value="0.1358">
            <text:p>0.1358</text:p>
          </table:table-cell>
        </table:table-row>
        <table:table-row table:style-name="ro1">
          <table:table-cell office:value-type="string">
            <text:p>interaction_count/klout_score</text:p>
          </table:table-cell>
          <table:table-cell office:value-type="float" office:value="0.3201">
            <text:p>0.3201</text:p>
          </table:table-cell>
          <table:table-cell office:value-type="float" office:value="0.116">
            <text:p>0.116</text:p>
          </table:table-cell>
        </table:table-row>
        <table:table-row table:style-name="ro1">
          <table:table-cell office:value-type="string">
            <text:p>eigencentrality/statuses_count</text:p>
          </table:table-cell>
          <table:table-cell office:value-type="float" office:value="0.0944">
            <text:p>0.0944</text:p>
          </table:table-cell>
          <table:table-cell office:value-type="float" office:value="0.0099">
            <text:p>0.0099</text:p>
          </table:table-cell>
        </table:table-row>
        <table:table-row table:style-name="ro1">
          <table:table-cell office:value-type="string">
            <text:p>betweenesscentrality/followers_count</text:p>
          </table:table-cell>
          <table:table-cell office:value-type="float" office:value="0.0841">
            <text:p>0.0841</text:p>
          </table:table-cell>
          <table:table-cell office:value-type="float" office:value="0.0088">
            <text:p>0.0088</text:p>
          </table:table-cell>
        </table:table-row>
        <table:table-row table:style-name="ro1">
          <table:table-cell office:value-type="string">
            <text:p>betweenesscentrality/eigencentrality</text:p>
          </table:table-cell>
          <table:table-cell office:value-type="float" office:value="0.0816">
            <text:p>0.0816</text:p>
          </table:table-cell>
          <table:table-cell office:value-type="float" office:value="0.0085">
            <text:p>0.0085</text:p>
          </table:table-cell>
        </table:table-row>
        <table:table-row table:style-name="ro2">
          <table:table-cell office:value-type="string">
            <text:p>followers_count/statuses_count</text:p>
          </table:table-cell>
          <table:table-cell office:value-type="float" office:value="0.079">
            <text:p>0.079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string">
            <text:p>final_term_score/interaction_count</text:p>
          </table:table-cell>
          <table:table-cell office:value-type="float" office:value="0.061">
            <text:p>0.061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string">
            <text:p>betweenesscentrality/final_term_score</text:p>
          </table:table-cell>
          <table:table-cell office:value-type="float" office:value="0.051">
            <text:p>0.051</text:p>
          </table:table-cell>
          <table:table-cell office:value-type="float" office:value="0.0044">
            <text:p>0.0044</text:p>
          </table:table-cell>
        </table:table-row>
        <table:table-row table:style-name="ro1">
          <table:table-cell office:value-type="string">
            <text:p>betweenesscentrality/interaction_count</text:p>
          </table:table-cell>
          <table:table-cell office:value-type="float" office:value="-0.0311">
            <text:p>-0.0311</text:p>
          </table:table-cell>
          <table:table-cell office:value-type="float" office:value="-0.0017">
            <text:p>-0.0017</text:p>
          </table:table-cell>
        </table:table-row>
        <table:table-row table:style-name="ro2">
          <table:table-cell office:value-type="string">
            <text:p>clustering/statuses_count</text:p>
          </table:table-cell>
          <table:table-cell office:value-type="float" office:value="-0.0464">
            <text:p>-0.0464</text:p>
          </table:table-cell>
          <table:table-cell office:value-type="float" office:value="-0.0035">
            <text:p>-0.0035</text:p>
          </table:table-cell>
        </table:table-row>
        <table:table-row table:style-name="ro1">
          <table:table-cell office:value-type="string">
            <text:p>betweenesscentrality/statuses_count</text:p>
          </table:table-cell>
          <table:table-cell office:value-type="float" office:value="-0.0465">
            <text:p>-0.0465</text:p>
          </table:table-cell>
          <table:table-cell office:value-type="float" office:value="-0.0035">
            <text:p>-0.0035</text:p>
          </table:table-cell>
        </table:table-row>
        <table:table-row table:style-name="ro1">
          <table:table-cell office:value-type="string">
            <text:p>betweenesscentrality/clustering</text:p>
          </table:table-cell>
          <table:table-cell office:value-type="float" office:value="-0.0465">
            <text:p>-0.0465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string">
            <text:p>final_term_score/statuses_count</text:p>
          </table:table-cell>
          <table:table-cell office:value-type="float" office:value="-0.0465">
            <text:p>-0.0465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string">
            <text:p>followers_count/interaction_count</text:p>
          </table:table-cell>
          <table:table-cell office:value-type="float" office:value="-0.3993">
            <text:p>-0.3993</text:p>
          </table:table-cell>
          <table:table-cell office:value-type="float" office:value="-0.2079">
            <text:p>-0.2079</text:p>
          </table:table-cell>
        </table:table-row>
        <table:table-row table:style-name="ro1">
          <table:table-cell office:value-type="string">
            <text:p>final_term_score/klout_score</text:p>
          </table:table-cell>
          <table:table-cell office:value-type="float" office:value="-0.4247">
            <text:p>-0.4247</text:p>
          </table:table-cell>
          <table:table-cell office:value-type="float" office:value="-0.242">
            <text:p>-0.242</text:p>
          </table:table-cell>
        </table:table-row>
        <table:table-row table:style-name="ro1">
          <table:table-cell office:value-type="string">
            <text:p>clustering/indegree</text:p>
          </table:table-cell>
          <table:table-cell office:value-type="float" office:value="-0.4307">
            <text:p>-0.4307</text:p>
          </table:table-cell>
          <table:table-cell office:value-type="float" office:value="-0.2418">
            <text:p>-0.2418</text:p>
          </table:table-cell>
        </table:table-row>
        <table:table-row table:style-name="ro1">
          <table:table-cell office:value-type="string">
            <text:p>eigencentrality/indegree</text:p>
          </table:table-cell>
          <table:table-cell office:value-type="float" office:value="-0.4566">
            <text:p>-0.4566</text:p>
          </table:table-cell>
          <table:table-cell office:value-type="float" office:value="-0.2596">
            <text:p>-0.2596</text:p>
          </table:table-cell>
        </table:table-row>
        <table:table-row table:style-name="ro1">
          <table:table-cell office:value-type="string">
            <text:p>betweenesscentrality/klout_score</text:p>
          </table:table-cell>
          <table:table-cell office:value-type="float" office:value="-0.488">
            <text:p>-0.488</text:p>
          </table:table-cell>
          <table:table-cell office:value-type="float" office:value="-0.1442">
            <text:p>-0.1442</text:p>
          </table:table-cell>
        </table:table-row>
        <table:table-row table:style-name="ro1">
          <table:table-cell office:value-type="string">
            <text:p>followers_count/kred_influence</text:p>
          </table:table-cell>
          <table:table-cell office:value-type="float" office:value="-0.531">
            <text:p>-0.531</text:p>
          </table:table-cell>
          <table:table-cell office:value-type="float" office:value="-0.3043">
            <text:p>-0.3043</text:p>
          </table:table-cell>
        </table:table-row>
        <table:table-row table:style-name="ro1">
          <table:table-cell office:value-type="string">
            <text:p>followers_count/indegree</text:p>
          </table:table-cell>
          <table:table-cell office:value-type="float" office:value="-0.5728">
            <text:p>-0.5728</text:p>
          </table:table-cell>
          <table:table-cell office:value-type="float" office:value="-0.2332">
            <text:p>-0.2332</text:p>
          </table:table-cell>
        </table:table-row>
        <table:table-row table:style-name="ro1">
          <table:table-cell office:value-type="string">
            <text:p>final_term_score/indegree</text:p>
          </table:table-cell>
          <table:table-cell office:value-type="float" office:value="-0.5728">
            <text:p>-0.5728</text:p>
          </table:table-cell>
          <table:table-cell office:value-type="float" office:value="-0.2332">
            <text:p>-0.2332</text:p>
          </table:table-cell>
        </table:table-row>
        <table:table-row table:style-name="ro2">
          <table:table-cell office:value-type="string">
            <text:p>authority/statuses_count</text:p>
          </table:table-cell>
          <table:table-cell office:value-type="float" office:value="-0.5757">
            <text:p>-0.5757</text:p>
          </table:table-cell>
          <table:table-cell office:value-type="float" office:value="-0.233">
            <text:p>-0.233</text:p>
          </table:table-cell>
        </table:table-row>
        <table:table-row table:style-name="ro1">
          <table:table-cell office:value-type="string">
            <text:p>closnesscentrality/followers_count</text:p>
          </table:table-cell>
          <table:table-cell office:value-type="float" office:value="-0.7628">
            <text:p>-0.7628</text:p>
          </table:table-cell>
          <table:table-cell office:value-type="float" office:value="-0.2967">
            <text:p>-0.2967</text:p>
          </table:table-cell>
        </table:table-row>
      </table:table>
      <table:table table:name="Group 131 NDP (62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atchup</text:p>
          </table:table-cell>
          <table:table-cell office:value-type="string">
            <text:p>ktau</text:p>
          </table:table-cell>
          <table:table-cell office:value-type="string">
            <text:p>spearman</text:p>
          </table:table-cell>
        </table:table-row>
        <table:table-row table:style-name="ro1">
          <table:table-cell office:value-type="string">
            <text:p>closnesscentrality/indegree</text:p>
          </table:table-cell>
          <table:table-cell office:value-type="float" office:value="1">
            <text:p>1</text:p>
          </table:table-cell>
          <table:table-cell office:value-type="float" office:value="0.8403">
            <text:p>0.8403</text:p>
          </table:table-cell>
        </table:table-row>
        <table:table-row table:style-name="ro1">
          <table:table-cell office:value-type="string">
            <text:p>final_term_score/kred_influence</text:p>
          </table:table-cell>
          <table:table-cell office:value-type="float" office:value="0.9848">
            <text:p>0.9848</text:p>
          </table:table-cell>
          <table:table-cell office:value-type="float" office:value="0.8065">
            <text:p>0.8065</text:p>
          </table:table-cell>
        </table:table-row>
        <table:table-row table:style-name="ro1">
          <table:table-cell office:value-type="string">
            <text:p>authority/betweenesscentrality</text:p>
          </table:table-cell>
          <table:table-cell office:value-type="float" office:value="0.9848">
            <text:p>0.9848</text:p>
          </table:table-cell>
          <table:table-cell office:value-type="float" office:value="0.8065">
            <text:p>0.8065</text:p>
          </table:table-cell>
        </table:table-row>
        <table:table-row table:style-name="ro1">
          <table:table-cell office:value-type="string">
            <text:p>eigencentrality/klout_score</text:p>
          </table:table-cell>
          <table:table-cell office:value-type="float" office:value="0.8673">
            <text:p>0.8673</text:p>
          </table:table-cell>
          <table:table-cell office:value-type="float" office:value="0.7176">
            <text:p>0.7176</text:p>
          </table:table-cell>
        </table:table-row>
        <table:table-row table:style-name="ro1">
          <table:table-cell office:value-type="string">
            <text:p>betweenesscentrality/kred_influence</text:p>
          </table:table-cell>
          <table:table-cell office:value-type="float" office:value="0.8413">
            <text:p>0.8413</text:p>
          </table:table-cell>
          <table:table-cell office:value-type="float" office:value="0.6642">
            <text:p>0.6642</text:p>
          </table:table-cell>
        </table:table-row>
        <table:table-row table:style-name="ro1">
          <table:table-cell office:value-type="string">
            <text:p>authority/indegree</text:p>
          </table:table-cell>
          <table:table-cell office:value-type="float" office:value="0.7768">
            <text:p>0.7768</text:p>
          </table:table-cell>
          <table:table-cell office:value-type="float" office:value="0.606">
            <text:p>0.606</text:p>
          </table:table-cell>
        </table:table-row>
        <table:table-row table:style-name="ro2">
          <table:table-cell office:value-type="string">
            <text:p>authority/followers_count</text:p>
          </table:table-cell>
          <table:table-cell office:value-type="float" office:value="0.7758">
            <text:p>0.7758</text:p>
          </table:table-cell>
          <table:table-cell office:value-type="float" office:value="0.5489">
            <text:p>0.5489</text:p>
          </table:table-cell>
        </table:table-row>
        <table:table-row table:style-name="ro1">
          <table:table-cell office:value-type="string">
            <text:p>authority/kred_influence</text:p>
          </table:table-cell>
          <table:table-cell office:value-type="float" office:value="0.7661">
            <text:p>0.7661</text:p>
          </table:table-cell>
          <table:table-cell office:value-type="float" office:value="0.5653">
            <text:p>0.5653</text:p>
          </table:table-cell>
        </table:table-row>
        <table:table-row table:style-name="ro1">
          <table:table-cell office:value-type="string">
            <text:p>kred_influence/statuses_count</text:p>
          </table:table-cell>
          <table:table-cell office:value-type="float" office:value="0.7661">
            <text:p>0.7661</text:p>
          </table:table-cell>
          <table:table-cell office:value-type="float" office:value="0.5653">
            <text:p>0.5653</text:p>
          </table:table-cell>
        </table:table-row>
        <table:table-row table:style-name="ro1">
          <table:table-cell office:value-type="string">
            <text:p>indegree/interaction_count</text:p>
          </table:table-cell>
          <table:table-cell office:value-type="float" office:value="0.7592">
            <text:p>0.7592</text:p>
          </table:table-cell>
          <table:table-cell office:value-type="float" office:value="0.5204">
            <text:p>0.5204</text:p>
          </table:table-cell>
        </table:table-row>
        <table:table-row table:style-name="ro1">
          <table:table-cell office:value-type="string">
            <text:p>closnesscentrality/klout_score</text:p>
          </table:table-cell>
          <table:table-cell office:value-type="float" office:value="0.7592">
            <text:p>0.7592</text:p>
          </table:table-cell>
          <table:table-cell office:value-type="float" office:value="0.5204">
            <text:p>0.5204</text:p>
          </table:table-cell>
        </table:table-row>
        <table:table-row table:style-name="ro2">
          <table:table-cell office:value-type="string">
            <text:p>authority/clustering</text:p>
          </table:table-cell>
          <table:table-cell office:value-type="float" office:value="0.744">
            <text:p>0.744</text:p>
          </table:table-cell>
          <table:table-cell office:value-type="float" office:value="0.5399">
            <text:p>0.5399</text:p>
          </table:table-cell>
        </table:table-row>
        <table:table-row table:style-name="ro1">
          <table:table-cell office:value-type="string">
            <text:p>closnesscentrality/kred_influence</text:p>
          </table:table-cell>
          <table:table-cell office:value-type="float" office:value="0.7159">
            <text:p>0.7159</text:p>
          </table:table-cell>
          <table:table-cell office:value-type="float" office:value="0.5516">
            <text:p>0.5516</text:p>
          </table:table-cell>
        </table:table-row>
        <table:table-row table:style-name="ro1">
          <table:table-cell office:value-type="string">
            <text:p>clustering/kred_influence</text:p>
          </table:table-cell>
          <table:table-cell office:value-type="float" office:value="0.7045">
            <text:p>0.7045</text:p>
          </table:table-cell>
          <table:table-cell office:value-type="float" office:value="0.5436">
            <text:p>0.5436</text:p>
          </table:table-cell>
        </table:table-row>
        <table:table-row table:style-name="ro1">
          <table:table-cell office:value-type="string">
            <text:p>indegree/kred_influence</text:p>
          </table:table-cell>
          <table:table-cell office:value-type="float" office:value="0.6585">
            <text:p>0.6585</text:p>
          </table:table-cell>
          <table:table-cell office:value-type="float" office:value="0.4781">
            <text:p>0.4781</text:p>
          </table:table-cell>
        </table:table-row>
        <table:table-row table:style-name="ro1">
          <table:table-cell office:value-type="string">
            <text:p>indegree/statuses_count</text:p>
          </table:table-cell>
          <table:table-cell office:value-type="float" office:value="0.6585">
            <text:p>0.6585</text:p>
          </table:table-cell>
          <table:table-cell office:value-type="float" office:value="0.4781">
            <text:p>0.4781</text:p>
          </table:table-cell>
        </table:table-row>
        <table:table-row table:style-name="ro1">
          <table:table-cell office:value-type="string">
            <text:p>authority/closnesscentrality</text:p>
          </table:table-cell>
          <table:table-cell office:value-type="float" office:value="0.6237">
            <text:p>0.6237</text:p>
          </table:table-cell>
          <table:table-cell office:value-type="float" office:value="0.4506">
            <text:p>0.4506</text:p>
          </table:table-cell>
        </table:table-row>
        <table:table-row table:style-name="ro1">
          <table:table-cell office:value-type="string">
            <text:p>indegree/klout_score</text:p>
          </table:table-cell>
          <table:table-cell office:value-type="float" office:value="0.6087">
            <text:p>0.6087</text:p>
          </table:table-cell>
          <table:table-cell office:value-type="float" office:value="0.4299">
            <text:p>0.4299</text:p>
          </table:table-cell>
        </table:table-row>
        <table:table-row table:style-name="ro1">
          <table:table-cell office:value-type="string">
            <text:p>betweenesscentrality/indegree</text:p>
          </table:table-cell>
          <table:table-cell office:value-type="float" office:value="0.6087">
            <text:p>0.6087</text:p>
          </table:table-cell>
          <table:table-cell office:value-type="float" office:value="0.4299">
            <text:p>0.4299</text:p>
          </table:table-cell>
        </table:table-row>
        <table:table-row table:style-name="ro1">
          <table:table-cell office:value-type="string">
            <text:p>eigencentrality/kred_influence</text:p>
          </table:table-cell>
          <table:table-cell office:value-type="float" office:value="0.5935">
            <text:p>0.5935</text:p>
          </table:table-cell>
          <table:table-cell office:value-type="float" office:value="0.3945">
            <text:p>0.3945</text:p>
          </table:table-cell>
        </table:table-row>
        <table:table-row table:style-name="ro2">
          <table:table-cell office:value-type="string">
            <text:p>clustering/followers_count</text:p>
          </table:table-cell>
          <table:table-cell office:value-type="float" office:value="0.5763">
            <text:p>0.5763</text:p>
          </table:table-cell>
          <table:table-cell office:value-type="float" office:value="0.3998">
            <text:p>0.3998</text:p>
          </table:table-cell>
        </table:table-row>
        <table:table-row table:style-name="ro1">
          <table:table-cell office:value-type="string">
            <text:p>followers_count/klout_score</text:p>
          </table:table-cell>
          <table:table-cell office:value-type="float" office:value="0.5683">
            <text:p>0.5683</text:p>
          </table:table-cell>
          <table:table-cell office:value-type="float" office:value="0.4262">
            <text:p>0.4262</text:p>
          </table:table-cell>
        </table:table-row>
        <table:table-row table:style-name="ro1">
          <table:table-cell office:value-type="string">
            <text:p>interaction_count/kred_influence</text:p>
          </table:table-cell>
          <table:table-cell office:value-type="float" office:value="0.5649">
            <text:p>0.5649</text:p>
          </table:table-cell>
          <table:table-cell office:value-type="float" office:value="0.4045">
            <text:p>0.4045</text:p>
          </table:table-cell>
        </table:table-row>
        <table:table-row table:style-name="ro1">
          <table:table-cell office:value-type="string">
            <text:p>eigencentrality/followers_count</text:p>
          </table:table-cell>
          <table:table-cell office:value-type="float" office:value="0.5577">
            <text:p>0.5577</text:p>
          </table:table-cell>
          <table:table-cell office:value-type="float" office:value="0.3845">
            <text:p>0.3845</text:p>
          </table:table-cell>
        </table:table-row>
        <table:table-row table:style-name="ro1">
          <table:table-cell office:value-type="string">
            <text:p>authority/klout_score</text:p>
          </table:table-cell>
          <table:table-cell office:value-type="float" office:value="0.5463">
            <text:p>0.5463</text:p>
          </table:table-cell>
          <table:table-cell office:value-type="float" office:value="0.3649">
            <text:p>0.3649</text:p>
          </table:table-cell>
        </table:table-row>
        <table:table-row table:style-name="ro1">
          <table:table-cell office:value-type="string">
            <text:p>klout_score/statuses_count</text:p>
          </table:table-cell>
          <table:table-cell office:value-type="float" office:value="0.5108">
            <text:p>0.5108</text:p>
          </table:table-cell>
          <table:table-cell office:value-type="float" office:value="0.3506">
            <text:p>0.3506</text:p>
          </table:table-cell>
        </table:table-row>
        <table:table-row table:style-name="ro1">
          <table:table-cell office:value-type="string">
            <text:p>clustering/klout_score</text:p>
          </table:table-cell>
          <table:table-cell office:value-type="float" office:value="0.5108">
            <text:p>0.5108</text:p>
          </table:table-cell>
          <table:table-cell office:value-type="float" office:value="0.3506">
            <text:p>0.3506</text:p>
          </table:table-cell>
        </table:table-row>
        <table:table-row table:style-name="ro1">
          <table:table-cell office:value-type="string">
            <text:p>authority/eigencentrality</text:p>
          </table:table-cell>
          <table:table-cell office:value-type="float" office:value="0.4948">
            <text:p>0.4948</text:p>
          </table:table-cell>
          <table:table-cell office:value-type="float" office:value="0.3443">
            <text:p>0.3443</text:p>
          </table:table-cell>
        </table:table-row>
        <table:table-row table:style-name="ro1">
          <table:table-cell office:value-type="string">
            <text:p>interaction_count/klout_score</text:p>
          </table:table-cell>
          <table:table-cell office:value-type="float" office:value="0.4778">
            <text:p>0.4778</text:p>
          </table:table-cell>
          <table:table-cell office:value-type="float" office:value="0.3152">
            <text:p>0.3152</text:p>
          </table:table-cell>
        </table:table-row>
        <table:table-row table:style-name="ro1">
          <table:table-cell office:value-type="string">
            <text:p>klout_score/kred_influence</text:p>
          </table:table-cell>
          <table:table-cell office:value-type="float" office:value="0.4593">
            <text:p>0.4593</text:p>
          </table:table-cell>
          <table:table-cell office:value-type="float" office:value="0.3067">
            <text:p>0.3067</text:p>
          </table:table-cell>
        </table:table-row>
        <table:table-row table:style-name="ro1">
          <table:table-cell office:value-type="string">
            <text:p>eigencentrality/final_term_score</text:p>
          </table:table-cell>
          <table:table-cell office:value-type="float" office:value="0.3985">
            <text:p>0.3985</text:p>
          </table:table-cell>
          <table:table-cell office:value-type="float" office:value="0.2734">
            <text:p>0.2734</text:p>
          </table:table-cell>
        </table:table-row>
        <table:table-row table:style-name="ro2">
          <table:table-cell office:value-type="string">
            <text:p>interaction_count/statuses_count</text:p>
          </table:table-cell>
          <table:table-cell office:value-type="float" office:value="0.3821">
            <text:p>0.3821</text:p>
          </table:table-cell>
          <table:table-cell office:value-type="float" office:value="0.2581">
            <text:p>0.2581</text:p>
          </table:table-cell>
        </table:table-row>
        <table:table-row table:style-name="ro2">
          <table:table-cell office:value-type="string">
            <text:p>final_term_score/followers_count</text:p>
          </table:table-cell>
          <table:table-cell office:value-type="float" office:value="0.3821">
            <text:p>0.3821</text:p>
          </table:table-cell>
          <table:table-cell office:value-type="float" office:value="0.2581">
            <text:p>0.2581</text:p>
          </table:table-cell>
        </table:table-row>
        <table:table-row table:style-name="ro2">
          <table:table-cell office:value-type="string">
            <text:p>clustering/final_term_score</text:p>
          </table:table-cell>
          <table:table-cell office:value-type="float" office:value="0.3468">
            <text:p>0.3468</text:p>
          </table:table-cell>
          <table:table-cell office:value-type="float" office:value="0.2306">
            <text:p>0.2306</text:p>
          </table:table-cell>
        </table:table-row>
        <table:table-row table:style-name="ro1">
          <table:table-cell office:value-type="string">
            <text:p>eigencentrality/interaction_count</text:p>
          </table:table-cell>
          <table:table-cell office:value-type="float" office:value="0.3174">
            <text:p>0.3174</text:p>
          </table:table-cell>
          <table:table-cell office:value-type="float" office:value="0.2205">
            <text:p>0.2205</text:p>
          </table:table-cell>
        </table:table-row>
        <table:table-row table:style-name="ro1">
          <table:table-cell office:value-type="string">
            <text:p>closnesscentrality/interaction_count</text:p>
          </table:table-cell>
          <table:table-cell office:value-type="float" office:value="0.301">
            <text:p>0.301</text:p>
          </table:table-cell>
          <table:table-cell office:value-type="float" office:value="0.1248">
            <text:p>0.1248</text:p>
          </table:table-cell>
        </table:table-row>
        <table:table-row table:style-name="ro2">
          <table:table-cell office:value-type="string">
            <text:p>authority/final_term_score</text:p>
          </table:table-cell>
          <table:table-cell office:value-type="float" office:value="0.2851">
            <text:p>0.2851</text:p>
          </table:table-cell>
          <table:table-cell office:value-type="float" office:value="0.1311">
            <text:p>0.1311</text:p>
          </table:table-cell>
        </table:table-row>
        <table:table-row table:style-name="ro1">
          <table:table-cell office:value-type="string">
            <text:p>closnesscentrality/statuses_count</text:p>
          </table:table-cell>
          <table:table-cell office:value-type="float" office:value="0.2851">
            <text:p>0.2851</text:p>
          </table:table-cell>
          <table:table-cell office:value-type="float" office:value="0.1311">
            <text:p>0.1311</text:p>
          </table:table-cell>
        </table:table-row>
        <table:table-row table:style-name="ro1">
          <table:table-cell office:value-type="string">
            <text:p>clustering/eigencentrality</text:p>
          </table:table-cell>
          <table:table-cell office:value-type="float" office:value="0.2738">
            <text:p>0.2738</text:p>
          </table:table-cell>
          <table:table-cell office:value-type="float" office:value="0.1713">
            <text:p>0.1713</text:p>
          </table:table-cell>
        </table:table-row>
        <table:table-row table:style-name="ro1">
          <table:table-cell office:value-type="string">
            <text:p>closnesscentrality/eigencentrality</text:p>
          </table:table-cell>
          <table:table-cell office:value-type="float" office:value="0.2243">
            <text:p>0.2243</text:p>
          </table:table-cell>
          <table:table-cell office:value-type="float" office:value="0.0947">
            <text:p>0.0947</text:p>
          </table:table-cell>
        </table:table-row>
        <table:table-row table:style-name="ro1">
          <table:table-cell office:value-type="string">
            <text:p>betweenesscentrality/closnesscentrality</text:p>
          </table:table-cell>
          <table:table-cell office:value-type="float" office:value="0.2172">
            <text:p>0.2172</text:p>
          </table:table-cell>
          <table:table-cell office:value-type="float" office:value="0.1333">
            <text:p>0.1333</text:p>
          </table:table-cell>
        </table:table-row>
        <table:table-row table:style-name="ro2">
          <table:table-cell office:value-type="string">
            <text:p>authority/interaction_count</text:p>
          </table:table-cell>
          <table:table-cell office:value-type="float" office:value="0.1777">
            <text:p>0.1777</text:p>
          </table:table-cell>
          <table:table-cell office:value-type="float" office:value="0.1021">
            <text:p>0.1021</text:p>
          </table:table-cell>
        </table:table-row>
        <table:table-row table:style-name="ro1">
          <table:table-cell office:value-type="string">
            <text:p>closnesscentrality/clustering</text:p>
          </table:table-cell>
          <table:table-cell office:value-type="float" office:value="0.167">
            <text:p>0.167</text:p>
          </table:table-cell>
          <table:table-cell office:value-type="float" office:value="0.1153">
            <text:p>0.1153</text:p>
          </table:table-cell>
        </table:table-row>
        <table:table-row table:style-name="ro1">
          <table:table-cell office:value-type="string">
            <text:p>closnesscentrality/final_term_score</text:p>
          </table:table-cell>
          <table:table-cell office:value-type="float" office:value="0.1296">
            <text:p>0.1296</text:p>
          </table:table-cell>
          <table:table-cell office:value-type="float" office:value="0.0724">
            <text:p>0.0724</text:p>
          </table:table-cell>
        </table:table-row>
        <table:table-row table:style-name="ro2">
          <table:table-cell office:value-type="string">
            <text:p>clustering/interaction_count</text:p>
          </table:table-cell>
          <table:table-cell office:value-type="float" office:value="0.1056">
            <text:p>0.1056</text:p>
          </table:table-cell>
          <table:table-cell office:value-type="float" office:value="0.0735">
            <text:p>0.0735</text:p>
          </table:table-cell>
        </table:table-row>
        <table:table-row table:style-name="ro2">
          <table:table-cell office:value-type="string">
            <text:p>followers_count/interaction_count</text:p>
          </table:table-cell>
          <table:table-cell office:value-type="float" office:value="-0.0349">
            <text:p>-0.0349</text:p>
          </table:table-cell>
          <table:table-cell office:value-type="float" office:value="-0.0249">
            <text:p>-0.0249</text:p>
          </table:table-cell>
        </table:table-row>
        <table:table-row table:style-name="ro2">
          <table:table-cell office:value-type="string">
            <text:p>followers_count/statuses_count</text:p>
          </table:table-cell>
          <table:table-cell office:value-type="float" office:value="-0.0465">
            <text:p>-0.0465</text:p>
          </table:table-cell>
          <table:table-cell office:value-type="float" office:value="-0.0069">
            <text:p>-0.0069</text:p>
          </table:table-cell>
        </table:table-row>
        <table:table-row table:style-name="ro1">
          <table:table-cell office:value-type="string">
            <text:p>betweenesscentrality/followers_count</text:p>
          </table:table-cell>
          <table:table-cell office:value-type="float" office:value="-0.0966">
            <text:p>-0.0966</text:p>
          </table:table-cell>
          <table:table-cell office:value-type="float" office:value="-0.0143">
            <text:p>-0.0143</text:p>
          </table:table-cell>
        </table:table-row>
        <table:table-row table:style-name="ro1">
          <table:table-cell office:value-type="string">
            <text:p>betweenesscentrality/interaction_count</text:p>
          </table:table-cell>
          <table:table-cell office:value-type="float" office:value="-0.1216">
            <text:p>-0.1216</text:p>
          </table:table-cell>
          <table:table-cell office:value-type="float" office:value="-0.0169">
            <text:p>-0.0169</text:p>
          </table:table-cell>
        </table:table-row>
        <table:table-row table:style-name="ro1">
          <table:table-cell office:value-type="string">
            <text:p>eigencentrality/statuses_count</text:p>
          </table:table-cell>
          <table:table-cell office:value-type="float" office:value="-0.1324">
            <text:p>-0.1324</text:p>
          </table:table-cell>
          <table:table-cell office:value-type="float" office:value="-0.0196">
            <text:p>-0.0196</text:p>
          </table:table-cell>
        </table:table-row>
        <table:table-row table:style-name="ro1">
          <table:table-cell office:value-type="string">
            <text:p>betweenesscentrality/eigencentrality</text:p>
          </table:table-cell>
          <table:table-cell office:value-type="float" office:value="-0.1467">
            <text:p>-0.1467</text:p>
          </table:table-cell>
          <table:table-cell office:value-type="float" office:value="-0.0217">
            <text:p>-0.0217</text:p>
          </table:table-cell>
        </table:table-row>
        <table:table-row table:style-name="ro2">
          <table:table-cell office:value-type="string">
            <text:p>final_term_score/statuses_count</text:p>
          </table:table-cell>
          <table:table-cell office:value-type="float" office:value="-0.1497">
            <text:p>-0.1497</text:p>
          </table:table-cell>
          <table:table-cell office:value-type="float" office:value="-0.0217">
            <text:p>-0.0217</text:p>
          </table:table-cell>
        </table:table-row>
        <table:table-row table:style-name="ro2">
          <table:table-cell office:value-type="string">
            <text:p>clustering/statuses_count</text:p>
          </table:table-cell>
          <table:table-cell office:value-type="float" office:value="-0.1528">
            <text:p>-0.1528</text:p>
          </table:table-cell>
          <table:table-cell office:value-type="float" office:value="-0.0222">
            <text:p>-0.0222</text:p>
          </table:table-cell>
        </table:table-row>
        <table:table-row table:style-name="ro1">
          <table:table-cell office:value-type="string">
            <text:p>betweenesscentrality/statuses_count</text:p>
          </table:table-cell>
          <table:table-cell office:value-type="float" office:value="-0.1536">
            <text:p>-0.1536</text:p>
          </table:table-cell>
          <table:table-cell office:value-type="float" office:value="-0.0222">
            <text:p>-0.0222</text:p>
          </table:table-cell>
        </table:table-row>
        <table:table-row table:style-name="ro1">
          <table:table-cell office:value-type="string">
            <text:p>betweenesscentrality/clustering</text:p>
          </table:table-cell>
          <table:table-cell office:value-type="float" office:value="-0.1536">
            <text:p>-0.1536</text:p>
          </table:table-cell>
          <table:table-cell office:value-type="float" office:value="-0.0222">
            <text:p>-0.0222</text:p>
          </table:table-cell>
        </table:table-row>
        <table:table-row table:style-name="ro1">
          <table:table-cell office:value-type="string">
            <text:p>clustering/indegree</text:p>
          </table:table-cell>
          <table:table-cell office:value-type="float" office:value="-0.1745">
            <text:p>-0.1745</text:p>
          </table:table-cell>
          <table:table-cell office:value-type="float" office:value="-0.1063">
            <text:p>-0.1063</text:p>
          </table:table-cell>
        </table:table-row>
        <table:table-row table:style-name="ro2">
          <table:table-cell office:value-type="string">
            <text:p>final_term_score/interaction_count</text:p>
          </table:table-cell>
          <table:table-cell office:value-type="float" office:value="-0.1764">
            <text:p>-0.1764</text:p>
          </table:table-cell>
          <table:table-cell office:value-type="float" office:value="-0.0259">
            <text:p>-0.0259</text:p>
          </table:table-cell>
        </table:table-row>
        <table:table-row table:style-name="ro1">
          <table:table-cell office:value-type="string">
            <text:p>final_term_score/klout_score</text:p>
          </table:table-cell>
          <table:table-cell office:value-type="float" office:value="-0.1789">
            <text:p>-0.1789</text:p>
          </table:table-cell>
          <table:table-cell office:value-type="float" office:value="-0.1095">
            <text:p>-0.1095</text:p>
          </table:table-cell>
        </table:table-row>
        <table:table-row table:style-name="ro1">
          <table:table-cell office:value-type="string">
            <text:p>betweenesscentrality/final_term_score</text:p>
          </table:table-cell>
          <table:table-cell office:value-type="float" office:value="-0.1863">
            <text:p>-0.1863</text:p>
          </table:table-cell>
          <table:table-cell office:value-type="float" office:value="-0.0275">
            <text:p>-0.0275</text:p>
          </table:table-cell>
        </table:table-row>
        <table:table-row table:style-name="ro1">
          <table:table-cell office:value-type="string">
            <text:p>eigencentrality/indegree</text:p>
          </table:table-cell>
          <table:table-cell office:value-type="float" office:value="-0.229">
            <text:p>-0.229</text:p>
          </table:table-cell>
          <table:table-cell office:value-type="float" office:value="-0.1618">
            <text:p>-0.1618</text:p>
          </table:table-cell>
        </table:table-row>
        <table:table-row table:style-name="ro1">
          <table:table-cell office:value-type="string">
            <text:p>closnesscentrality/followers_count</text:p>
          </table:table-cell>
          <table:table-cell office:value-type="float" office:value="-0.2293">
            <text:p>-0.2293</text:p>
          </table:table-cell>
          <table:table-cell office:value-type="float" office:value="-0.1042">
            <text:p>-0.1042</text:p>
          </table:table-cell>
        </table:table-row>
        <table:table-row table:style-name="ro1">
          <table:table-cell office:value-type="string">
            <text:p>followers_count/kred_influence</text:p>
          </table:table-cell>
          <table:table-cell office:value-type="float" office:value="-0.2741">
            <text:p>-0.2741</text:p>
          </table:table-cell>
          <table:table-cell office:value-type="float" office:value="-0.183">
            <text:p>-0.183</text:p>
          </table:table-cell>
        </table:table-row>
        <table:table-row table:style-name="ro1">
          <table:table-cell office:value-type="string">
            <text:p>betweenesscentrality/klout_score</text:p>
          </table:table-cell>
          <table:table-cell office:value-type="float" office:value="-0.3163">
            <text:p>-0.3163</text:p>
          </table:table-cell>
          <table:table-cell office:value-type="float" office:value="-0.2136">
            <text:p>-0.2136</text:p>
          </table:table-cell>
        </table:table-row>
        <table:table-row table:style-name="ro1">
          <table:table-cell office:value-type="string">
            <text:p>followers_count/indegree</text:p>
          </table:table-cell>
          <table:table-cell office:value-type="float" office:value="-0.4987">
            <text:p>-0.4987</text:p>
          </table:table-cell>
          <table:table-cell office:value-type="float" office:value="-0.34">
            <text:p>-0.34</text:p>
          </table:table-cell>
        </table:table-row>
        <table:table-row table:style-name="ro1">
          <table:table-cell office:value-type="string">
            <text:p>final_term_score/indegree</text:p>
          </table:table-cell>
          <table:table-cell office:value-type="float" office:value="-0.4987">
            <text:p>-0.4987</text:p>
          </table:table-cell>
          <table:table-cell office:value-type="float" office:value="-0.34">
            <text:p>-0.34</text:p>
          </table:table-cell>
        </table:table-row>
        <table:table-row table:style-name="ro2">
          <table:table-cell office:value-type="string">
            <text:p>authority/statuses_count</text:p>
          </table:table-cell>
          <table:table-cell office:value-type="float" office:value="-0.5329">
            <text:p>-0.5329</text:p>
          </table:table-cell>
          <table:table-cell office:value-type="float" office:value="-0.377">
            <text:p>-0.377</text:p>
          </table:table-cell>
        </table:table-row>
      </table:table>
      <table:database-ranges>
        <table:database-range table:target-range-address="'Group 131 NDP (62)'.A1:'Group 131 NDP (62)'.C6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22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22:32:47</meta:creation-date>
    <dc:date>2013-04-23T22:48:44</dc:date>
    <meta:editing-duration>PT15M57S</meta:editing-duration>
    <meta:editing-cycles>2</meta:editing-cycles>
    <meta:generator>OpenOffice.org/3.4.1$Unix OpenOffice.org_project/341m1$Build-9593</meta:generator>
    <meta:document-statistic meta:table-count="7" meta:cell-count="1407" meta:object-count="0"/>
  </office:meta>
</office:document-meta>
</file>